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office:value-type="float" office:value="6.76333" calcext:value-type="float">
            <text:p>6.76333</text:p>
          </table:table-cell>
          <table:table-cell office:value-type="float" office:value="6.77" calcext:value-type="float">
            <text:p>6.77</text:p>
          </table:table-cell>
          <table:table-cell office:value-type="float" office:value="14724" calcext:value-type="float">
            <text:p>14724</text:p>
          </table:table-cell>
          <table:table-cell office:value-type="float" office:value="236612" calcext:value-type="float">
            <text:p>236612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office:value-type="float" office:value="6.77667" calcext:value-type="float">
            <text:p>6.77667</text:p>
          </table:table-cell>
          <table:table-cell office:value-type="float" office:value="6.77" calcext:value-type="float">
            <text:p>6.77</text:p>
          </table:table-cell>
          <table:table-cell office:value-type="float" office:value="14724" calcext:value-type="float">
            <text:p>14724</text:p>
          </table:table-cell>
          <table:table-cell office:value-type="float" office:value="961801" calcext:value-type="float">
            <text:p>961801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office:value-type="float" office:value="6.79333" calcext:value-type="float">
            <text:p>6.79333</text:p>
          </table:table-cell>
          <table:table-cell office:value-type="float" office:value="6.79" calcext:value-type="float">
            <text:p>6.79</text:p>
          </table:table-cell>
          <table:table-cell office:value-type="float" office:value="14756" calcext:value-type="float">
            <text:p>14756</text:p>
          </table:table-cell>
          <table:table-cell office:value-type="float" office:value="882474" calcext:value-type="float">
            <text:p>882474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office:value-type="float" office:value="6.79666" calcext:value-type="float">
            <text:p>6.79666</text:p>
          </table:table-cell>
          <table:table-cell office:value-type="float" office:value="6.79" calcext:value-type="float">
            <text:p>6.79</text:p>
          </table:table-cell>
          <table:table-cell office:value-type="float" office:value="14480" calcext:value-type="float">
            <text:p>14480</text:p>
          </table:table-cell>
          <table:table-cell office:value-type="float" office:value="734628" calcext:value-type="float">
            <text:p>734628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office:value-type="float" office:value="6.8" calcext:value-type="float">
            <text:p>6.8</text:p>
          </table:table-cell>
          <table:table-cell office:value-type="float" office:value="6.79" calcext:value-type="float">
            <text:p>6.79</text:p>
          </table:table-cell>
          <table:table-cell office:value-type="float" office:value="14632" calcext:value-type="float">
            <text:p>14632</text:p>
          </table:table-cell>
          <table:table-cell office:value-type="float" office:value="722836" calcext:value-type="float">
            <text:p>722836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number-columns-repeated="2" office:value-type="float" office:value="6.84" calcext:value-type="float">
            <text:p>6.84</text:p>
          </table:table-cell>
          <table:table-cell office:value-type="float" office:value="14596" calcext:value-type="float">
            <text:p>14596</text:p>
          </table:table-cell>
          <table:table-cell office:value-type="float" office:value="416006" calcext:value-type="float">
            <text:p>416006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6.84666" calcext:value-type="float">
            <text:p>6.84666</text:p>
          </table:table-cell>
          <table:table-cell office:value-type="float" office:value="6.85" calcext:value-type="float">
            <text:p>6.85</text:p>
          </table:table-cell>
          <table:table-cell office:value-type="float" office:value="14636" calcext:value-type="float">
            <text:p>14636</text:p>
          </table:table-cell>
          <table:table-cell office:value-type="float" office:value="505819" calcext:value-type="float">
            <text:p>505819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6.85" calcext:value-type="float">
            <text:p>6.85</text:p>
          </table:table-cell>
          <table:table-cell office:value-type="float" office:value="14732" calcext:value-type="float">
            <text:p>14732</text:p>
          </table:table-cell>
          <table:table-cell office:value-type="float" office:value="836533" calcext:value-type="float">
            <text:p>836533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office:value-type="float" office:value="6.85333" calcext:value-type="float">
            <text:p>6.85333</text:p>
          </table:table-cell>
          <table:table-cell office:value-type="float" office:value="6.85" calcext:value-type="float">
            <text:p>6.85</text:p>
          </table:table-cell>
          <table:table-cell office:value-type="float" office:value="14636" calcext:value-type="float">
            <text:p>14636</text:p>
          </table:table-cell>
          <table:table-cell office:value-type="float" office:value="766834" calcext:value-type="float">
            <text:p>766834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office:value-type="float" office:value="6.87" calcext:value-type="float">
            <text:p>6.87</text:p>
          </table:table-cell>
          <table:table-cell office:value-type="float" office:value="6.86" calcext:value-type="float">
            <text:p>6.86</text:p>
          </table:table-cell>
          <table:table-cell office:value-type="float" office:value="14556" calcext:value-type="float">
            <text:p>14556</text:p>
          </table:table-cell>
          <table:table-cell office:value-type="float" office:value="233369" calcext:value-type="float">
            <text:p>233369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6.88" calcext:value-type="float">
            <text:p>6.88</text:p>
          </table:table-cell>
          <table:table-cell office:value-type="float" office:value="14612" calcext:value-type="float">
            <text:p>14612</text:p>
          </table:table-cell>
          <table:table-cell office:value-type="float" office:value="252740" calcext:value-type="float">
            <text:p>25274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office:value-type="float" office:value="6.88666" calcext:value-type="float">
            <text:p>6.88666</text:p>
          </table:table-cell>
          <table:table-cell office:value-type="float" office:value="6.89" calcext:value-type="float">
            <text:p>6.89</text:p>
          </table:table-cell>
          <table:table-cell office:value-type="float" office:value="14744" calcext:value-type="float">
            <text:p>14744</text:p>
          </table:table-cell>
          <table:table-cell office:value-type="float" office:value="733007" calcext:value-type="float">
            <text:p>733007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14644" calcext:value-type="float">
            <text:p>14644</text:p>
          </table:table-cell>
          <table:table-cell office:value-type="float" office:value="592247" calcext:value-type="float">
            <text:p>592247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office:value-type="float" office:value="7.02" calcext:value-type="float">
            <text:p>7.02</text:p>
          </table:table-cell>
          <table:table-cell office:value-type="float" office:value="7.01" calcext:value-type="float">
            <text:p>7.01</text:p>
          </table:table-cell>
          <table:table-cell office:value-type="float" office:value="14624" calcext:value-type="float">
            <text:p>14624</text:p>
          </table:table-cell>
          <table:table-cell office:value-type="float" office:value="591537" calcext:value-type="float">
            <text:p>591537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4728" calcext:value-type="float">
            <text:p>14728</text:p>
          </table:table-cell>
          <table:table-cell office:value-type="float" office:value="769021" calcext:value-type="float">
            <text:p>769021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7.74" calcext:value-type="float">
            <text:p>7.74</text:p>
          </table:table-cell>
          <table:table-cell office:value-type="float" office:value="7.73" calcext:value-type="float">
            <text:p>7.73</text:p>
          </table:table-cell>
          <table:table-cell office:value-type="float" office:value="14600" calcext:value-type="float">
            <text:p>14600</text:p>
          </table:table-cell>
          <table:table-cell office:value-type="float" office:value="364559" calcext:value-type="float">
            <text:p>364559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7.92" calcext:value-type="float">
            <text:p>7.92</text:p>
          </table:table-cell>
          <table:table-cell office:value-type="float" office:value="7.91" calcext:value-type="float">
            <text:p>7.91</text:p>
          </table:table-cell>
          <table:table-cell office:value-type="float" office:value="14660" calcext:value-type="float">
            <text:p>14660</text:p>
          </table:table-cell>
          <table:table-cell office:value-type="float" office:value="884974" calcext:value-type="float">
            <text:p>884974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4660" calcext:value-type="float">
            <text:p>14660</text:p>
          </table:table-cell>
          <table:table-cell office:value-type="float" office:value="249216" calcext:value-type="float">
            <text:p>249216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office:value-type="float" office:value="7.99333" calcext:value-type="float">
            <text:p>7.99333</text:p>
          </table:table-cell>
          <table:table-cell office:value-type="float" office:value="7.99" calcext:value-type="float">
            <text:p>7.99</text:p>
          </table:table-cell>
          <table:table-cell office:value-type="float" office:value="14676" calcext:value-type="float">
            <text:p>14676</text:p>
          </table:table-cell>
          <table:table-cell office:value-type="float" office:value="356019" calcext:value-type="float">
            <text:p>356019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office:value-type="float" office:value="8.02666" calcext:value-type="float">
            <text:p>8.02666</text:p>
          </table:table-cell>
          <table:table-cell office:value-type="float" office:value="8.02" calcext:value-type="float">
            <text:p>8.02</text:p>
          </table:table-cell>
          <table:table-cell office:value-type="float" office:value="14664" calcext:value-type="float">
            <text:p>14664</text:p>
          </table:table-cell>
          <table:table-cell office:value-type="float" office:value="649557" calcext:value-type="float">
            <text:p>649557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office:value-type="float" office:value="8.19666" calcext:value-type="float">
            <text:p>8.19666</text:p>
          </table:table-cell>
          <table:table-cell office:value-type="float" office:value="8.19" calcext:value-type="float">
            <text:p>8.19</text:p>
          </table:table-cell>
          <table:table-cell office:value-type="float" office:value="15016" calcext:value-type="float">
            <text:p>15016</text:p>
          </table:table-cell>
          <table:table-cell office:value-type="float" office:value="275020" calcext:value-type="float">
            <text:p>27502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office:value-type="float" office:value="8.46667" calcext:value-type="float">
            <text:p>8.46667</text:p>
          </table:table-cell>
          <table:table-cell office:value-type="float" office:value="8.46" calcext:value-type="float">
            <text:p>8.46</text:p>
          </table:table-cell>
          <table:table-cell office:value-type="float" office:value="14872" calcext:value-type="float">
            <text:p>14872</text:p>
          </table:table-cell>
          <table:table-cell office:value-type="float" office:value="304418" calcext:value-type="float">
            <text:p>304418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number-columns-repeated="2" office:value-type="float" office:value="9.57" calcext:value-type="float">
            <text:p>9.57</text:p>
          </table:table-cell>
          <table:table-cell office:value-type="float" office:value="14896" calcext:value-type="float">
            <text:p>14896</text:p>
          </table:table-cell>
          <table:table-cell office:value-type="float" office:value="267007" calcext:value-type="float">
            <text:p>267007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office:value-type="float" office:value="9.84333" calcext:value-type="float">
            <text:p>9.84333</text:p>
          </table:table-cell>
          <table:table-cell office:value-type="float" office:value="9.84" calcext:value-type="float">
            <text:p>9.84</text:p>
          </table:table-cell>
          <table:table-cell office:value-type="float" office:value="16032" calcext:value-type="float">
            <text:p>16032</text:p>
          </table:table-cell>
          <table:table-cell office:value-type="float" office:value="962707" calcext:value-type="float">
            <text:p>962707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office:value-type="float" office:value="9.86666" calcext:value-type="float">
            <text:p>9.86666</text:p>
          </table:table-cell>
          <table:table-cell office:value-type="float" office:value="9.87" calcext:value-type="float">
            <text:p>9.87</text:p>
          </table:table-cell>
          <table:table-cell office:value-type="float" office:value="16088" calcext:value-type="float">
            <text:p>16088</text:p>
          </table:table-cell>
          <table:table-cell office:value-type="float" office:value="205581" calcext:value-type="float">
            <text:p>205581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number-columns-repeated="2" office:value-type="float" office:value="9.88" calcext:value-type="float">
            <text:p>9.88</text:p>
          </table:table-cell>
          <table:table-cell office:value-type="float" office:value="16096" calcext:value-type="float">
            <text:p>16096</text:p>
          </table:table-cell>
          <table:table-cell office:value-type="float" office:value="990981" calcext:value-type="float">
            <text:p>990981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number-columns-repeated="2" office:value-type="float" office:value="9.88" calcext:value-type="float">
            <text:p>9.88</text:p>
          </table:table-cell>
          <table:table-cell office:value-type="float" office:value="16020" calcext:value-type="float">
            <text:p>16020</text:p>
          </table:table-cell>
          <table:table-cell office:value-type="float" office:value="717530" calcext:value-type="float">
            <text:p>71753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9.88" calcext:value-type="float">
            <text:p>9.88</text:p>
          </table:table-cell>
          <table:table-cell office:value-type="float" office:value="9.87" calcext:value-type="float">
            <text:p>9.87</text:p>
          </table:table-cell>
          <table:table-cell office:value-type="float" office:value="16128" calcext:value-type="float">
            <text:p>16128</text:p>
          </table:table-cell>
          <table:table-cell office:value-type="float" office:value="446095" calcext:value-type="float">
            <text:p>446095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9.93333" calcext:value-type="float">
            <text:p>9.93333</text:p>
          </table:table-cell>
          <table:table-cell office:value-type="float" office:value="9.92" calcext:value-type="float">
            <text:p>9.92</text:p>
          </table:table-cell>
          <table:table-cell office:value-type="float" office:value="16200" calcext:value-type="float">
            <text:p>16200</text:p>
          </table:table-cell>
          <table:table-cell office:value-type="float" office:value="275441" calcext:value-type="float">
            <text:p>275441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9.95666" calcext:value-type="float">
            <text:p>9.95666</text:p>
          </table:table-cell>
          <table:table-cell office:value-type="float" office:value="9.95" calcext:value-type="float">
            <text:p>9.95</text:p>
          </table:table-cell>
          <table:table-cell office:value-type="float" office:value="15940" calcext:value-type="float">
            <text:p>15940</text:p>
          </table:table-cell>
          <table:table-cell office:value-type="float" office:value="847843" calcext:value-type="float">
            <text:p>847843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9.95666" calcext:value-type="float">
            <text:p>9.95666</text:p>
          </table:table-cell>
          <table:table-cell office:value-type="float" office:value="9.95" calcext:value-type="float">
            <text:p>9.95</text:p>
          </table:table-cell>
          <table:table-cell office:value-type="float" office:value="15996" calcext:value-type="float">
            <text:p>15996</text:p>
          </table:table-cell>
          <table:table-cell office:value-type="float" office:value="897719" calcext:value-type="float">
            <text:p>897719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9.96" calcext:value-type="float">
            <text:p>9.96</text:p>
          </table:table-cell>
          <table:table-cell office:value-type="float" office:value="9.95" calcext:value-type="float">
            <text:p>9.95</text:p>
          </table:table-cell>
          <table:table-cell office:value-type="float" office:value="16084" calcext:value-type="float">
            <text:p>16084</text:p>
          </table:table-cell>
          <table:table-cell office:value-type="float" office:value="294602" calcext:value-type="float">
            <text:p>294602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number-columns-repeated="2" office:value-type="float" office:value="9.97" calcext:value-type="float">
            <text:p>9.97</text:p>
          </table:table-cell>
          <table:table-cell office:value-type="float" office:value="15968" calcext:value-type="float">
            <text:p>15968</text:p>
          </table:table-cell>
          <table:table-cell office:value-type="float" office:value="386335" calcext:value-type="float">
            <text:p>386335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15932" calcext:value-type="float">
            <text:p>15932</text:p>
          </table:table-cell>
          <table:table-cell office:value-type="float" office:value="402583" calcext:value-type="float">
            <text:p>402583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10.04667" calcext:value-type="float">
            <text:p>10.04667</text:p>
          </table:table-cell>
          <table:table-cell office:value-type="float" office:value="10.04" calcext:value-type="float">
            <text:p>10.04</text:p>
          </table:table-cell>
          <table:table-cell office:value-type="float" office:value="16024" calcext:value-type="float">
            <text:p>16024</text:p>
          </table:table-cell>
          <table:table-cell office:value-type="float" office:value="489648" calcext:value-type="float">
            <text:p>489648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10.06667" calcext:value-type="float">
            <text:p>10.06667</text:p>
          </table:table-cell>
          <table:table-cell office:value-type="float" office:value="10.06" calcext:value-type="float">
            <text:p>10.06</text:p>
          </table:table-cell>
          <table:table-cell office:value-type="float" office:value="15960" calcext:value-type="float">
            <text:p>15960</text:p>
          </table:table-cell>
          <table:table-cell office:value-type="float" office:value="257547" calcext:value-type="float">
            <text:p>257547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10.07667" calcext:value-type="float">
            <text:p>10.07667</text:p>
          </table:table-cell>
          <table:table-cell office:value-type="float" office:value="10.07" calcext:value-type="float">
            <text:p>10.07</text:p>
          </table:table-cell>
          <table:table-cell office:value-type="float" office:value="16124" calcext:value-type="float">
            <text:p>16124</text:p>
          </table:table-cell>
          <table:table-cell office:value-type="float" office:value="604130" calcext:value-type="float">
            <text:p>60413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number-columns-repeated="2" office:value-type="float" office:value="10.09" calcext:value-type="float">
            <text:p>10.09</text:p>
          </table:table-cell>
          <table:table-cell office:value-type="float" office:value="16136" calcext:value-type="float">
            <text:p>16136</text:p>
          </table:table-cell>
          <table:table-cell office:value-type="float" office:value="666357" calcext:value-type="float">
            <text:p>666357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10.10333" calcext:value-type="float">
            <text:p>10.10333</text:p>
          </table:table-cell>
          <table:table-cell office:value-type="float" office:value="10.09" calcext:value-type="float">
            <text:p>10.09</text:p>
          </table:table-cell>
          <table:table-cell office:value-type="float" office:value="15964" calcext:value-type="float">
            <text:p>15964</text:p>
          </table:table-cell>
          <table:table-cell office:value-type="float" office:value="212250" calcext:value-type="float">
            <text:p>21225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10.12333" calcext:value-type="float">
            <text:p>10.12333</text:p>
          </table:table-cell>
          <table:table-cell office:value-type="float" office:value="10.12" calcext:value-type="float">
            <text:p>10.12</text:p>
          </table:table-cell>
          <table:table-cell office:value-type="float" office:value="16136" calcext:value-type="float">
            <text:p>16136</text:p>
          </table:table-cell>
          <table:table-cell office:value-type="float" office:value="306391" calcext:value-type="float">
            <text:p>306391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10.13667" calcext:value-type="float">
            <text:p>10.13667</text:p>
          </table:table-cell>
          <table:table-cell office:value-type="float" office:value="10.13" calcext:value-type="float">
            <text:p>10.13</text:p>
          </table:table-cell>
          <table:table-cell office:value-type="float" office:value="15964" calcext:value-type="float">
            <text:p>15964</text:p>
          </table:table-cell>
          <table:table-cell office:value-type="float" office:value="530815" calcext:value-type="float">
            <text:p>530815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5976" calcext:value-type="float">
            <text:p>15976</text:p>
          </table:table-cell>
          <table:table-cell office:value-type="float" office:value="701150" calcext:value-type="float">
            <text:p>701150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19" calcext:value-type="float">
            <text:p>10.19</text:p>
          </table:table-cell>
          <table:table-cell office:value-type="float" office:value="16108" calcext:value-type="float">
            <text:p>16108</text:p>
          </table:table-cell>
          <table:table-cell office:value-type="float" office:value="262213" calcext:value-type="float">
            <text:p>262213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number-columns-repeated="2" office:value-type="float" office:value="10.21" calcext:value-type="float">
            <text:p>10.21</text:p>
          </table:table-cell>
          <table:table-cell office:value-type="float" office:value="16056" calcext:value-type="float">
            <text:p>16056</text:p>
          </table:table-cell>
          <table:table-cell office:value-type="float" office:value="442689" calcext:value-type="float">
            <text:p>442689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10.21333" calcext:value-type="float">
            <text:p>10.21333</text:p>
          </table:table-cell>
          <table:table-cell office:value-type="float" office:value="10.22" calcext:value-type="float">
            <text:p>10.22</text:p>
          </table:table-cell>
          <table:table-cell office:value-type="float" office:value="16184" calcext:value-type="float">
            <text:p>16184</text:p>
          </table:table-cell>
          <table:table-cell office:value-type="float" office:value="845126" calcext:value-type="float">
            <text:p>845126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office:value-type="float" office:value="10.23667" calcext:value-type="float">
            <text:p>10.23667</text:p>
          </table:table-cell>
          <table:table-cell office:value-type="float" office:value="10.23" calcext:value-type="float">
            <text:p>10.23</text:p>
          </table:table-cell>
          <table:table-cell office:value-type="float" office:value="15908" calcext:value-type="float">
            <text:p>15908</text:p>
          </table:table-cell>
          <table:table-cell office:value-type="float" office:value="853724" calcext:value-type="float">
            <text:p>853724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office:value-type="float" office:value="10.26333" calcext:value-type="float">
            <text:p>10.26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6112" calcext:value-type="float">
            <text:p>16112</text:p>
          </table:table-cell>
          <table:table-cell office:value-type="float" office:value="851293" calcext:value-type="float">
            <text:p>851293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office:value-type="float" office:value="10.27" calcext:value-type="float">
            <text:p>10.27</text:p>
          </table:table-cell>
          <table:table-cell office:value-type="float" office:value="10.28" calcext:value-type="float">
            <text:p>10.28</text:p>
          </table:table-cell>
          <table:table-cell office:value-type="float" office:value="16192" calcext:value-type="float">
            <text:p>16192</text:p>
          </table:table-cell>
          <table:table-cell office:value-type="float" office:value="438549" calcext:value-type="float">
            <text:p>438549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1" calcext:value-type="float">
            <text:p>10.31</text:p>
          </table:table-cell>
          <table:table-cell office:value-type="float" office:value="16108" calcext:value-type="float">
            <text:p>16108</text:p>
          </table:table-cell>
          <table:table-cell office:value-type="float" office:value="1002535" calcext:value-type="float">
            <text:p>1002535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number-columns-repeated="2" office:value-type="float" office:value="10.35" calcext:value-type="float">
            <text:p>10.35</text:p>
          </table:table-cell>
          <table:table-cell office:value-type="float" office:value="15972" calcext:value-type="float">
            <text:p>15972</text:p>
          </table:table-cell>
          <table:table-cell office:value-type="float" office:value="414519" calcext:value-type="float">
            <text:p>414519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office:value-type="float" office:value="10.36333" calcext:value-type="float">
            <text:p>10.36333</text:p>
          </table:table-cell>
          <table:table-cell office:value-type="float" office:value="10.36" calcext:value-type="float">
            <text:p>10.36</text:p>
          </table:table-cell>
          <table:table-cell office:value-type="float" office:value="16200" calcext:value-type="float">
            <text:p>16200</text:p>
          </table:table-cell>
          <table:table-cell office:value-type="float" office:value="535380" calcext:value-type="float">
            <text:p>53538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office:value-type="float" office:value="11.02" calcext:value-type="float">
            <text:p>11.02</text:p>
          </table:table-cell>
          <table:table-cell office:value-type="float" office:value="11.01" calcext:value-type="float">
            <text:p>11.01</text:p>
          </table:table-cell>
          <table:table-cell office:value-type="float" office:value="16096" calcext:value-type="float">
            <text:p>16096</text:p>
          </table:table-cell>
          <table:table-cell office:value-type="float" office:value="446449" calcext:value-type="float">
            <text:p>446449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number-columns-repeated="2" office:value-type="float" office:value="11.07" calcext:value-type="float">
            <text:p>11.07</text:p>
          </table:table-cell>
          <table:table-cell office:value-type="float" office:value="16064" calcext:value-type="float">
            <text:p>16064</text:p>
          </table:table-cell>
          <table:table-cell office:value-type="float" office:value="650073" calcext:value-type="float">
            <text:p>650073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office:value-type="float" office:value="11.08333" calcext:value-type="float">
            <text:p>11.08333</text:p>
          </table:table-cell>
          <table:table-cell office:value-type="float" office:value="11.07" calcext:value-type="float">
            <text:p>11.07</text:p>
          </table:table-cell>
          <table:table-cell office:value-type="float" office:value="16120" calcext:value-type="float">
            <text:p>16120</text:p>
          </table:table-cell>
          <table:table-cell office:value-type="float" office:value="863080" calcext:value-type="float">
            <text:p>86308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office:value-type="float" office:value="11.44333" calcext:value-type="float">
            <text:p>11.44333</text:p>
          </table:table-cell>
          <table:table-cell office:value-type="float" office:value="11.44" calcext:value-type="float">
            <text:p>11.44</text:p>
          </table:table-cell>
          <table:table-cell office:value-type="float" office:value="15968" calcext:value-type="float">
            <text:p>15968</text:p>
          </table:table-cell>
          <table:table-cell office:value-type="float" office:value="969617" calcext:value-type="float">
            <text:p>969617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52" calcext:value-type="float">
            <text:p>11.52</text:p>
          </table:table-cell>
          <table:table-cell office:value-type="float" office:value="16116" calcext:value-type="float">
            <text:p>16116</text:p>
          </table:table-cell>
          <table:table-cell office:value-type="float" office:value="416565" calcext:value-type="float">
            <text:p>416565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number-columns-repeated="2" office:value-type="float" office:value="11.55" calcext:value-type="float">
            <text:p>11.55</text:p>
          </table:table-cell>
          <table:table-cell office:value-type="float" office:value="17992" calcext:value-type="float">
            <text:p>17992</text:p>
          </table:table-cell>
          <table:table-cell office:value-type="float" office:value="372052" calcext:value-type="float">
            <text:p>372052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11.69333" calcext:value-type="float">
            <text:p>11.69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6148" calcext:value-type="float">
            <text:p>16148</text:p>
          </table:table-cell>
          <table:table-cell office:value-type="float" office:value="526071" calcext:value-type="float">
            <text:p>526071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11.79333" calcext:value-type="float">
            <text:p>11.79333</text:p>
          </table:table-cell>
          <table:table-cell office:value-type="float" office:value="11.79" calcext:value-type="float">
            <text:p>11.79</text:p>
          </table:table-cell>
          <table:table-cell office:value-type="float" office:value="15948" calcext:value-type="float">
            <text:p>15948</text:p>
          </table:table-cell>
          <table:table-cell office:value-type="float" office:value="893030" calcext:value-type="float">
            <text:p>89303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number-columns-repeated="2" office:value-type="float" office:value="11.88" calcext:value-type="float">
            <text:p>11.88</text:p>
          </table:table-cell>
          <table:table-cell office:value-type="float" office:value="15912" calcext:value-type="float">
            <text:p>15912</text:p>
          </table:table-cell>
          <table:table-cell office:value-type="float" office:value="520304" calcext:value-type="float">
            <text:p>520304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office:value-type="float" office:value="11.88667" calcext:value-type="float">
            <text:p>11.88667</text:p>
          </table:table-cell>
          <table:table-cell office:value-type="float" office:value="11.88" calcext:value-type="float">
            <text:p>11.88</text:p>
          </table:table-cell>
          <table:table-cell office:value-type="float" office:value="16108" calcext:value-type="float">
            <text:p>16108</text:p>
          </table:table-cell>
          <table:table-cell office:value-type="float" office:value="669187" calcext:value-type="float">
            <text:p>669187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office:value-type="float" office:value="11.94333" calcext:value-type="float">
            <text:p>11.94333</text:p>
          </table:table-cell>
          <table:table-cell office:value-type="float" office:value="11.94" calcext:value-type="float">
            <text:p>11.94</text:p>
          </table:table-cell>
          <table:table-cell office:value-type="float" office:value="16096" calcext:value-type="float">
            <text:p>16096</text:p>
          </table:table-cell>
          <table:table-cell office:value-type="float" office:value="371123" calcext:value-type="float">
            <text:p>371123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2.05" calcext:value-type="float">
            <text:p>12.05</text:p>
          </table:table-cell>
          <table:table-cell office:value-type="float" office:value="16028" calcext:value-type="float">
            <text:p>16028</text:p>
          </table:table-cell>
          <table:table-cell office:value-type="float" office:value="319729" calcext:value-type="float">
            <text:p>319729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number-columns-repeated="2" office:value-type="float" office:value="12.08" calcext:value-type="float">
            <text:p>12.08</text:p>
          </table:table-cell>
          <table:table-cell office:value-type="float" office:value="17588" calcext:value-type="float">
            <text:p>17588</text:p>
          </table:table-cell>
          <table:table-cell office:value-type="float" office:value="274970" calcext:value-type="float">
            <text:p>27497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12.14" calcext:value-type="float">
            <text:p>12.14</text:p>
          </table:table-cell>
          <table:table-cell office:value-type="float" office:value="16164" calcext:value-type="float">
            <text:p>16164</text:p>
          </table:table-cell>
          <table:table-cell office:value-type="float" office:value="729463" calcext:value-type="float">
            <text:p>729463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87" calcext:value-type="float">
            <text:p>15.87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43" calcext:value-type="float">
            <text:p>507543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15.97333" calcext:value-type="float">
            <text:p>15.97333</text:p>
          </table:table-cell>
          <table:table-cell office:value-type="float" office:value="15.96" calcext:value-type="float">
            <text:p>15.96</text:p>
          </table:table-cell>
          <table:table-cell office:value-type="float" office:value="20532" calcext:value-type="float">
            <text:p>20532</text:p>
          </table:table-cell>
          <table:table-cell office:value-type="float" office:value="415121" calcext:value-type="float">
            <text:p>415121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17.03666" calcext:value-type="float">
            <text:p>17.03666</text:p>
          </table:table-cell>
          <table:table-cell office:value-type="float" office:value="17.04" calcext:value-type="float">
            <text:p>17.04</text:p>
          </table:table-cell>
          <table:table-cell office:value-type="float" office:value="17592" calcext:value-type="float">
            <text:p>17592</text:p>
          </table:table-cell>
          <table:table-cell office:value-type="float" office:value="422171" calcext:value-type="float">
            <text:p>422171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office:value-type="float" office:value="17.08333" calcext:value-type="float">
            <text:p>17.08333</text:p>
          </table:table-cell>
          <table:table-cell office:value-type="float" office:value="17.08" calcext:value-type="float">
            <text:p>17.08</text:p>
          </table:table-cell>
          <table:table-cell office:value-type="float" office:value="19172" calcext:value-type="float">
            <text:p>19172</text:p>
          </table:table-cell>
          <table:table-cell office:value-type="float" office:value="356871" calcext:value-type="float">
            <text:p>356871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number-columns-repeated="2" office:value-type="float" office:value="17.14" calcext:value-type="float">
            <text:p>17.14</text:p>
          </table:table-cell>
          <table:table-cell office:value-type="float" office:value="17668" calcext:value-type="float">
            <text:p>17668</text:p>
          </table:table-cell>
          <table:table-cell office:value-type="float" office:value="417035" calcext:value-type="float">
            <text:p>417035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office:value-type="float" office:value="17.19333" calcext:value-type="float">
            <text:p>17.19333</text:p>
          </table:table-cell>
          <table:table-cell office:value-type="float" office:value="17.19" calcext:value-type="float">
            <text:p>17.19</text:p>
          </table:table-cell>
          <table:table-cell office:value-type="float" office:value="19168" calcext:value-type="float">
            <text:p>19168</text:p>
          </table:table-cell>
          <table:table-cell office:value-type="float" office:value="323205" calcext:value-type="float">
            <text:p>323205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4" calcext:value-type="float">
            <text:p>17.24</text:p>
          </table:table-cell>
          <table:table-cell office:value-type="float" office:value="17684" calcext:value-type="float">
            <text:p>17684</text:p>
          </table:table-cell>
          <table:table-cell office:value-type="float" office:value="922521" calcext:value-type="float">
            <text:p>922521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office:value-type="float" office:value="17.30666" calcext:value-type="float">
            <text:p>17.30666</text:p>
          </table:table-cell>
          <table:table-cell office:value-type="float" office:value="17.3" calcext:value-type="float">
            <text:p>17.3</text:p>
          </table:table-cell>
          <table:table-cell office:value-type="float" office:value="17540" calcext:value-type="float">
            <text:p>17540</text:p>
          </table:table-cell>
          <table:table-cell office:value-type="float" office:value="745587" calcext:value-type="float">
            <text:p>745587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office:value-type="float" office:value="17.34666" calcext:value-type="float">
            <text:p>17.34666</text:p>
          </table:table-cell>
          <table:table-cell office:value-type="float" office:value="17.34" calcext:value-type="float">
            <text:p>17.34</text:p>
          </table:table-cell>
          <table:table-cell office:value-type="float" office:value="17604" calcext:value-type="float">
            <text:p>17604</text:p>
          </table:table-cell>
          <table:table-cell office:value-type="float" office:value="488794" calcext:value-type="float">
            <text:p>488794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office:value-type="float" office:value="17.40666" calcext:value-type="float">
            <text:p>17.40666</text:p>
          </table:table-cell>
          <table:table-cell office:value-type="float" office:value="17.41" calcext:value-type="float">
            <text:p>17.41</text:p>
          </table:table-cell>
          <table:table-cell office:value-type="float" office:value="17748" calcext:value-type="float">
            <text:p>17748</text:p>
          </table:table-cell>
          <table:table-cell office:value-type="float" office:value="995385" calcext:value-type="float">
            <text:p>995385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office:value-type="float" office:value="17.42666" calcext:value-type="float">
            <text:p>17.42666</text:p>
          </table:table-cell>
          <table:table-cell office:value-type="float" office:value="17.42" calcext:value-type="float">
            <text:p>17.42</text:p>
          </table:table-cell>
          <table:table-cell office:value-type="float" office:value="17408" calcext:value-type="float">
            <text:p>17408</text:p>
          </table:table-cell>
          <table:table-cell office:value-type="float" office:value="997282" calcext:value-type="float">
            <text:p>997282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office:value-type="float" office:value="17.45333" calcext:value-type="float">
            <text:p>17.45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7544" calcext:value-type="float">
            <text:p>17544</text:p>
          </table:table-cell>
          <table:table-cell office:value-type="float" office:value="509799" calcext:value-type="float">
            <text:p>509799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office:value-type="float" office:value="17.45333" calcext:value-type="float">
            <text:p>17.45333</text:p>
          </table:table-cell>
          <table:table-cell office:value-type="float" office:value="17.46" calcext:value-type="float">
            <text:p>17.46</text:p>
          </table:table-cell>
          <table:table-cell office:value-type="float" office:value="17664" calcext:value-type="float">
            <text:p>17664</text:p>
          </table:table-cell>
          <table:table-cell office:value-type="float" office:value="322470" calcext:value-type="float">
            <text:p>32247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17.48" calcext:value-type="float">
            <text:p>17.48</text:p>
          </table:table-cell>
          <table:table-cell office:value-type="float" office:value="17776" calcext:value-type="float">
            <text:p>17776</text:p>
          </table:table-cell>
          <table:table-cell office:value-type="float" office:value="754483" calcext:value-type="float">
            <text:p>754483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office:value-type="float" office:value="17.50333" calcext:value-type="float">
            <text:p>17.50333</text:p>
          </table:table-cell>
          <table:table-cell office:value-type="float" office:value="17.5" calcext:value-type="float">
            <text:p>17.5</text:p>
          </table:table-cell>
          <table:table-cell office:value-type="float" office:value="17680" calcext:value-type="float">
            <text:p>17680</text:p>
          </table:table-cell>
          <table:table-cell office:value-type="float" office:value="789311" calcext:value-type="float">
            <text:p>789311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office:value-type="float" office:value="17.52666" calcext:value-type="float">
            <text:p>17.52666</text:p>
          </table:table-cell>
          <table:table-cell office:value-type="float" office:value="17.51" calcext:value-type="float">
            <text:p>17.51</text:p>
          </table:table-cell>
          <table:table-cell office:value-type="float" office:value="17628" calcext:value-type="float">
            <text:p>17628</text:p>
          </table:table-cell>
          <table:table-cell office:value-type="float" office:value="768146" calcext:value-type="float">
            <text:p>768146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office:value-type="float" office:value="17.59" calcext:value-type="float">
            <text:p>17.59</text:p>
          </table:table-cell>
          <table:table-cell office:value-type="float" office:value="17.58" calcext:value-type="float">
            <text:p>17.58</text:p>
          </table:table-cell>
          <table:table-cell office:value-type="float" office:value="17596" calcext:value-type="float">
            <text:p>17596</text:p>
          </table:table-cell>
          <table:table-cell office:value-type="float" office:value="511748" calcext:value-type="float">
            <text:p>511748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17.97" calcext:value-type="float">
            <text:p>17.97</text:p>
          </table:table-cell>
          <table:table-cell office:value-type="float" office:value="17.96" calcext:value-type="float">
            <text:p>17.96</text:p>
          </table:table-cell>
          <table:table-cell office:value-type="float" office:value="17660" calcext:value-type="float">
            <text:p>17660</text:p>
          </table:table-cell>
          <table:table-cell office:value-type="float" office:value="505726" calcext:value-type="float">
            <text:p>505726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office:value-type="float" office:value="19.49666" calcext:value-type="float">
            <text:p>19.49666</text:p>
          </table:table-cell>
          <table:table-cell office:value-type="float" office:value="19.49" calcext:value-type="float">
            <text:p>19.49</text:p>
          </table:table-cell>
          <table:table-cell office:value-type="float" office:value="17600" calcext:value-type="float">
            <text:p>17600</text:p>
          </table:table-cell>
          <table:table-cell office:value-type="float" office:value="451884" calcext:value-type="float">
            <text:p>451884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office:value-type="float" office:value="20.34666" calcext:value-type="float">
            <text:p>20.34666</text:p>
          </table:table-cell>
          <table:table-cell office:value-type="float" office:value="20.33" calcext:value-type="float">
            <text:p>20.33</text:p>
          </table:table-cell>
          <table:table-cell office:value-type="float" office:value="17740" calcext:value-type="float">
            <text:p>17740</text:p>
          </table:table-cell>
          <table:table-cell office:value-type="float" office:value="640752" calcext:value-type="float">
            <text:p>640752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3" calcext:value-type="float">
            <text:p>20.43</text:p>
          </table:table-cell>
          <table:table-cell office:value-type="float" office:value="17712" calcext:value-type="float">
            <text:p>17712</text:p>
          </table:table-cell>
          <table:table-cell office:value-type="float" office:value="803035" calcext:value-type="float">
            <text:p>803035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office:value-type="float" office:value="20.70333" calcext:value-type="float">
            <text:p>20.70333</text:p>
          </table:table-cell>
          <table:table-cell office:value-type="float" office:value="20.7" calcext:value-type="float">
            <text:p>20.7</text:p>
          </table:table-cell>
          <table:table-cell office:value-type="float" office:value="17748" calcext:value-type="float">
            <text:p>17748</text:p>
          </table:table-cell>
          <table:table-cell office:value-type="float" office:value="690862" calcext:value-type="float">
            <text:p>690862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office:value-type="float" office:value="20.81666" calcext:value-type="float">
            <text:p>20.81666</text:p>
          </table:table-cell>
          <table:table-cell office:value-type="float" office:value="20.81" calcext:value-type="float">
            <text:p>20.81</text:p>
          </table:table-cell>
          <table:table-cell office:value-type="float" office:value="17744" calcext:value-type="float">
            <text:p>17744</text:p>
          </table:table-cell>
          <table:table-cell office:value-type="float" office:value="348139" calcext:value-type="float">
            <text:p>348139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office:value-type="float" office:value="20.88" calcext:value-type="float">
            <text:p>20.88</text:p>
          </table:table-cell>
          <table:table-cell office:value-type="float" office:value="20.87" calcext:value-type="float">
            <text:p>20.87</text:p>
          </table:table-cell>
          <table:table-cell office:value-type="float" office:value="17720" calcext:value-type="float">
            <text:p>17720</text:p>
          </table:table-cell>
          <table:table-cell office:value-type="float" office:value="936504" calcext:value-type="float">
            <text:p>936504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number-columns-repeated="2" office:value-type="float" office:value="24.79" calcext:value-type="float">
            <text:p>24.79</text:p>
          </table:table-cell>
          <table:table-cell office:value-type="float" office:value="26632" calcext:value-type="float">
            <text:p>26632</text:p>
          </table:table-cell>
          <table:table-cell office:value-type="float" office:value="638250" calcext:value-type="float">
            <text:p>63825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office:value-type="float" office:value="24.92" calcext:value-type="float">
            <text:p>24.92</text:p>
          </table:table-cell>
          <table:table-cell office:value-type="float" office:value="24.9" calcext:value-type="float">
            <text:p>24.9</text:p>
          </table:table-cell>
          <table:table-cell office:value-type="float" office:value="24968" calcext:value-type="float">
            <text:p>24968</text:p>
          </table:table-cell>
          <table:table-cell office:value-type="float" office:value="522965" calcext:value-type="float">
            <text:p>522965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number-columns-repeated="2" office:value-type="float" office:value="26.63" calcext:value-type="float">
            <text:p>26.63</text:p>
          </table:table-cell>
          <table:table-cell office:value-type="float" office:value="18884" calcext:value-type="float">
            <text:p>18884</text:p>
          </table:table-cell>
          <table:table-cell office:value-type="float" office:value="6651609" calcext:value-type="float">
            <text:p>6651609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office:value-type="float" office:value="26.75" calcext:value-type="float">
            <text:p>26.75</text:p>
          </table:table-cell>
          <table:table-cell office:value-type="float" office:value="26.74" calcext:value-type="float">
            <text:p>26.74</text:p>
          </table:table-cell>
          <table:table-cell office:value-type="float" office:value="18864" calcext:value-type="float">
            <text:p>18864</text:p>
          </table:table-cell>
          <table:table-cell office:value-type="float" office:value="7416831" calcext:value-type="float">
            <text:p>7416831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26.87333" calcext:value-type="float">
            <text:p>26.87333</text:p>
          </table:table-cell>
          <table:table-cell office:value-type="float" office:value="26.87" calcext:value-type="float">
            <text:p>26.87</text:p>
          </table:table-cell>
          <table:table-cell office:value-type="float" office:value="18900" calcext:value-type="float">
            <text:p>18900</text:p>
          </table:table-cell>
          <table:table-cell office:value-type="float" office:value="9923344" calcext:value-type="float">
            <text:p>9923344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office:value-type="float" office:value="27.05666" calcext:value-type="float">
            <text:p>27.05666</text:p>
          </table:table-cell>
          <table:table-cell office:value-type="float" office:value="27.05" calcext:value-type="float">
            <text:p>27.05</text:p>
          </table:table-cell>
          <table:table-cell office:value-type="float" office:value="18900" calcext:value-type="float">
            <text:p>18900</text:p>
          </table:table-cell>
          <table:table-cell office:value-type="float" office:value="6480042" calcext:value-type="float">
            <text:p>6480042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office:value-type="float" office:value="27.15666" calcext:value-type="float">
            <text:p>27.15666</text:p>
          </table:table-cell>
          <table:table-cell office:value-type="float" office:value="27.17" calcext:value-type="float">
            <text:p>27.17</text:p>
          </table:table-cell>
          <table:table-cell office:value-type="float" office:value="18860" calcext:value-type="float">
            <text:p>18860</text:p>
          </table:table-cell>
          <table:table-cell office:value-type="float" office:value="7074126" calcext:value-type="float">
            <text:p>7074126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float" office:value="18916" calcext:value-type="float">
            <text:p>18916</text:p>
          </table:table-cell>
          <table:table-cell office:value-type="float" office:value="5764821" calcext:value-type="float">
            <text:p>5764821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office:value-type="float" office:value="27.20666" calcext:value-type="float">
            <text:p>27.20666</text:p>
          </table:table-cell>
          <table:table-cell office:value-type="float" office:value="27.21" calcext:value-type="float">
            <text:p>27.21</text:p>
          </table:table-cell>
          <table:table-cell office:value-type="float" office:value="18844" calcext:value-type="float">
            <text:p>18844</text:p>
          </table:table-cell>
          <table:table-cell office:value-type="float" office:value="2804278" calcext:value-type="float">
            <text:p>2804278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2" calcext:value-type="float">
            <text:p>27.32</text:p>
          </table:table-cell>
          <table:table-cell office:value-type="float" office:value="18884" calcext:value-type="float">
            <text:p>18884</text:p>
          </table:table-cell>
          <table:table-cell office:value-type="float" office:value="7331720" calcext:value-type="float">
            <text:p>733172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office:value-type="float" office:value="27.38333" calcext:value-type="float">
            <text:p>27.38333</text:p>
          </table:table-cell>
          <table:table-cell office:value-type="float" office:value="27.37" calcext:value-type="float">
            <text:p>27.37</text:p>
          </table:table-cell>
          <table:table-cell office:value-type="float" office:value="26532" calcext:value-type="float">
            <text:p>26532</text:p>
          </table:table-cell>
          <table:table-cell office:value-type="float" office:value="635632" calcext:value-type="float">
            <text:p>635632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office:value-type="float" office:value="27.41333" calcext:value-type="float">
            <text:p>27.41333</text:p>
          </table:table-cell>
          <table:table-cell office:value-type="float" office:value="27.4" calcext:value-type="float">
            <text:p>27.4</text:p>
          </table:table-cell>
          <table:table-cell office:value-type="float" office:value="18884" calcext:value-type="float">
            <text:p>18884</text:p>
          </table:table-cell>
          <table:table-cell office:value-type="float" office:value="4793602" calcext:value-type="float">
            <text:p>4793602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office:value-type="float" office:value="27.42333" calcext:value-type="float">
            <text:p>27.42333</text:p>
          </table:table-cell>
          <table:table-cell office:value-type="float" office:value="27.41" calcext:value-type="float">
            <text:p>27.41</text:p>
          </table:table-cell>
          <table:table-cell office:value-type="float" office:value="18904" calcext:value-type="float">
            <text:p>18904</text:p>
          </table:table-cell>
          <table:table-cell office:value-type="float" office:value="9984340" calcext:value-type="float">
            <text:p>998434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office:value-type="float" office:value="27.44333" calcext:value-type="float">
            <text:p>27.44333</text:p>
          </table:table-cell>
          <table:table-cell office:value-type="float" office:value="27.44" calcext:value-type="float">
            <text:p>27.44</text:p>
          </table:table-cell>
          <table:table-cell office:value-type="float" office:value="18996" calcext:value-type="float">
            <text:p>18996</text:p>
          </table:table-cell>
          <table:table-cell office:value-type="float" office:value="9368940" calcext:value-type="float">
            <text:p>936894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office:value-type="float" office:value="27.48333" calcext:value-type="float">
            <text:p>27.48333</text:p>
          </table:table-cell>
          <table:table-cell office:value-type="float" office:value="27.47" calcext:value-type="float">
            <text:p>27.47</text:p>
          </table:table-cell>
          <table:table-cell office:value-type="float" office:value="18932" calcext:value-type="float">
            <text:p>18932</text:p>
          </table:table-cell>
          <table:table-cell office:value-type="float" office:value="3112855" calcext:value-type="float">
            <text:p>3112855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27.53" calcext:value-type="float">
            <text:p>27.53</text:p>
          </table:table-cell>
          <table:table-cell office:value-type="float" office:value="27.52" calcext:value-type="float">
            <text:p>27.52</text:p>
          </table:table-cell>
          <table:table-cell office:value-type="float" office:value="18992" calcext:value-type="float">
            <text:p>18992</text:p>
          </table:table-cell>
          <table:table-cell office:value-type="float" office:value="4475731" calcext:value-type="float">
            <text:p>4475731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office:value-type="float" office:value="27.72333" calcext:value-type="float">
            <text:p>27.72333</text:p>
          </table:table-cell>
          <table:table-cell office:value-type="float" office:value="27.71" calcext:value-type="float">
            <text:p>27.71</text:p>
          </table:table-cell>
          <table:table-cell office:value-type="float" office:value="18984" calcext:value-type="float">
            <text:p>18984</text:p>
          </table:table-cell>
          <table:table-cell office:value-type="float" office:value="2130544" calcext:value-type="float">
            <text:p>2130544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office:value-type="float" office:value="27.91" calcext:value-type="float">
            <text:p>27.91</text:p>
          </table:table-cell>
          <table:table-cell office:value-type="float" office:value="27.9" calcext:value-type="float">
            <text:p>27.9</text:p>
          </table:table-cell>
          <table:table-cell office:value-type="float" office:value="26592" calcext:value-type="float">
            <text:p>26592</text:p>
          </table:table-cell>
          <table:table-cell office:value-type="float" office:value="690667" calcext:value-type="float">
            <text:p>690667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number-columns-repeated="2" office:value-type="float" office:value="27.99" calcext:value-type="float">
            <text:p>27.99</text:p>
          </table:table-cell>
          <table:table-cell office:value-type="float" office:value="20040" calcext:value-type="float">
            <text:p>20040</text:p>
          </table:table-cell>
          <table:table-cell office:value-type="float" office:value="4676832" calcext:value-type="float">
            <text:p>4676832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office:value-type="float" office:value="28.16333" calcext:value-type="float">
            <text:p>28.16333</text:p>
          </table:table-cell>
          <table:table-cell office:value-type="float" office:value="28.15" calcext:value-type="float">
            <text:p>28.15</text:p>
          </table:table-cell>
          <table:table-cell office:value-type="float" office:value="18860" calcext:value-type="float">
            <text:p>18860</text:p>
          </table:table-cell>
          <table:table-cell office:value-type="float" office:value="9546821" calcext:value-type="float">
            <text:p>9546821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office:value-type="float" office:value="28.35" calcext:value-type="float">
            <text:p>28.35</text:p>
          </table:table-cell>
          <table:table-cell office:value-type="float" office:value="28.34" calcext:value-type="float">
            <text:p>28.34</text:p>
          </table:table-cell>
          <table:table-cell office:value-type="float" office:value="18916" calcext:value-type="float">
            <text:p>18916</text:p>
          </table:table-cell>
          <table:table-cell office:value-type="float" office:value="7593145" calcext:value-type="float">
            <text:p>7593145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office:value-type="float" office:value="28.63333" calcext:value-type="float">
            <text:p>28.63333</text:p>
          </table:table-cell>
          <table:table-cell office:value-type="float" office:value="28.63" calcext:value-type="float">
            <text:p>28.63</text:p>
          </table:table-cell>
          <table:table-cell office:value-type="float" office:value="19948" calcext:value-type="float">
            <text:p>19948</text:p>
          </table:table-cell>
          <table:table-cell office:value-type="float" office:value="6023778" calcext:value-type="float">
            <text:p>6023778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office:value-type="float" office:value="28.83333" calcext:value-type="float">
            <text:p>28.83333</text:p>
          </table:table-cell>
          <table:table-cell office:value-type="float" office:value="28.82" calcext:value-type="float">
            <text:p>28.82</text:p>
          </table:table-cell>
          <table:table-cell office:value-type="float" office:value="18860" calcext:value-type="float">
            <text:p>18860</text:p>
          </table:table-cell>
          <table:table-cell office:value-type="float" office:value="8628880" calcext:value-type="float">
            <text:p>862888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932" calcext:value-type="float">
            <text:p>18932</text:p>
          </table:table-cell>
          <table:table-cell office:value-type="float" office:value="6908357" calcext:value-type="float">
            <text:p>6908357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office:value-type="float" office:value="28.89333" calcext:value-type="float">
            <text:p>28.89333</text:p>
          </table:table-cell>
          <table:table-cell office:value-type="float" office:value="28.88" calcext:value-type="float">
            <text:p>28.88</text:p>
          </table:table-cell>
          <table:table-cell office:value-type="float" office:value="18916" calcext:value-type="float">
            <text:p>18916</text:p>
          </table:table-cell>
          <table:table-cell office:value-type="float" office:value="6596224" calcext:value-type="float">
            <text:p>6596224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office:value-type="float" office:value="29.30333" calcext:value-type="float">
            <text:p>29.30333</text:p>
          </table:table-cell>
          <table:table-cell office:value-type="float" office:value="29.3" calcext:value-type="float">
            <text:p>29.3</text:p>
          </table:table-cell>
          <table:table-cell office:value-type="float" office:value="18932" calcext:value-type="float">
            <text:p>18932</text:p>
          </table:table-cell>
          <table:table-cell office:value-type="float" office:value="8294530" calcext:value-type="float">
            <text:p>829453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office:value-type="float" office:value="29.70333" calcext:value-type="float">
            <text:p>29.70333</text:p>
          </table:table-cell>
          <table:table-cell office:value-type="float" office:value="29.7" calcext:value-type="float">
            <text:p>29.7</text:p>
          </table:table-cell>
          <table:table-cell office:value-type="float" office:value="19852" calcext:value-type="float">
            <text:p>19852</text:p>
          </table:table-cell>
          <table:table-cell office:value-type="float" office:value="6264238" calcext:value-type="float">
            <text:p>6264238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office:value-type="float" office:value="29.77" calcext:value-type="float">
            <text:p>29.77</text:p>
          </table:table-cell>
          <table:table-cell office:value-type="float" office:value="29.75" calcext:value-type="float">
            <text:p>29.75</text:p>
          </table:table-cell>
          <table:table-cell office:value-type="float" office:value="19836" calcext:value-type="float">
            <text:p>19836</text:p>
          </table:table-cell>
          <table:table-cell office:value-type="float" office:value="9595313" calcext:value-type="float">
            <text:p>9595313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office:value-type="float" office:value="30.06333" calcext:value-type="float">
            <text:p>30.06333</text:p>
          </table:table-cell>
          <table:table-cell office:value-type="float" office:value="30.06" calcext:value-type="float">
            <text:p>30.06</text:p>
          </table:table-cell>
          <table:table-cell office:value-type="float" office:value="19800" calcext:value-type="float">
            <text:p>19800</text:p>
          </table:table-cell>
          <table:table-cell office:value-type="float" office:value="8852459" calcext:value-type="float">
            <text:p>8852459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office:value-type="float" office:value="30.35666" calcext:value-type="float">
            <text:p>30.35666</text:p>
          </table:table-cell>
          <table:table-cell office:value-type="float" office:value="30.35" calcext:value-type="float">
            <text:p>30.35</text:p>
          </table:table-cell>
          <table:table-cell office:value-type="float" office:value="19896" calcext:value-type="float">
            <text:p>19896</text:p>
          </table:table-cell>
          <table:table-cell office:value-type="float" office:value="8998052" calcext:value-type="float">
            <text:p>8998052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office:value-type="float" office:value="30.38666" calcext:value-type="float">
            <text:p>30.38666</text:p>
          </table:table-cell>
          <table:table-cell office:value-type="float" office:value="30.37" calcext:value-type="float">
            <text:p>30.37</text:p>
          </table:table-cell>
          <table:table-cell office:value-type="float" office:value="19844" calcext:value-type="float">
            <text:p>19844</text:p>
          </table:table-cell>
          <table:table-cell office:value-type="float" office:value="6394949" calcext:value-type="float">
            <text:p>6394949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office:value-type="float" office:value="30.52333" calcext:value-type="float">
            <text:p>30.52333</text:p>
          </table:table-cell>
          <table:table-cell office:value-type="float" office:value="30.51" calcext:value-type="float">
            <text:p>30.51</text:p>
          </table:table-cell>
          <table:table-cell office:value-type="float" office:value="19976" calcext:value-type="float">
            <text:p>19976</text:p>
          </table:table-cell>
          <table:table-cell office:value-type="float" office:value="8775229" calcext:value-type="float">
            <text:p>8775229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office:value-type="float" office:value="30.89" calcext:value-type="float">
            <text:p>30.89</text:p>
          </table:table-cell>
          <table:table-cell office:value-type="float" office:value="30.88" calcext:value-type="float">
            <text:p>30.88</text:p>
          </table:table-cell>
          <table:table-cell office:value-type="float" office:value="19752" calcext:value-type="float">
            <text:p>19752</text:p>
          </table:table-cell>
          <table:table-cell office:value-type="float" office:value="8961579" calcext:value-type="float">
            <text:p>8961579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office:value-type="float" office:value="30.91666" calcext:value-type="float">
            <text:p>30.91666</text:p>
          </table:table-cell>
          <table:table-cell office:value-type="float" office:value="30.9" calcext:value-type="float">
            <text:p>30.9</text:p>
          </table:table-cell>
          <table:table-cell office:value-type="float" office:value="19904" calcext:value-type="float">
            <text:p>19904</text:p>
          </table:table-cell>
          <table:table-cell office:value-type="float" office:value="7266216" calcext:value-type="float">
            <text:p>7266216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30.94" calcext:value-type="float">
            <text:p>30.94</text:p>
          </table:table-cell>
          <table:table-cell office:value-type="float" office:value="19980" calcext:value-type="float">
            <text:p>19980</text:p>
          </table:table-cell>
          <table:table-cell office:value-type="float" office:value="6729564" calcext:value-type="float">
            <text:p>6729564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office:value-type="float" office:value="31.04666" calcext:value-type="float">
            <text:p>31.04666</text:p>
          </table:table-cell>
          <table:table-cell office:value-type="float" office:value="31.03" calcext:value-type="float">
            <text:p>31.03</text:p>
          </table:table-cell>
          <table:table-cell office:value-type="float" office:value="19872" calcext:value-type="float">
            <text:p>19872</text:p>
          </table:table-cell>
          <table:table-cell office:value-type="float" office:value="7978913" calcext:value-type="float">
            <text:p>7978913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office:value-type="float" office:value="31.06333" calcext:value-type="float">
            <text:p>31.06333</text:p>
          </table:table-cell>
          <table:table-cell office:value-type="float" office:value="31.05" calcext:value-type="float">
            <text:p>31.05</text:p>
          </table:table-cell>
          <table:table-cell office:value-type="float" office:value="19944" calcext:value-type="float">
            <text:p>19944</text:p>
          </table:table-cell>
          <table:table-cell office:value-type="float" office:value="4404890" calcext:value-type="float">
            <text:p>440489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office:value-type="float" office:value="31.35333" calcext:value-type="float">
            <text:p>31.35333</text:p>
          </table:table-cell>
          <table:table-cell office:value-type="float" office:value="31.34" calcext:value-type="float">
            <text:p>31.34</text:p>
          </table:table-cell>
          <table:table-cell office:value-type="float" office:value="19936" calcext:value-type="float">
            <text:p>19936</text:p>
          </table:table-cell>
          <table:table-cell office:value-type="float" office:value="2397487" calcext:value-type="float">
            <text:p>2397487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office:value-type="float" office:value="31.52" calcext:value-type="float">
            <text:p>31.52</text:p>
          </table:table-cell>
          <table:table-cell office:value-type="float" office:value="31.5" calcext:value-type="float">
            <text:p>31.5</text:p>
          </table:table-cell>
          <table:table-cell office:value-type="float" office:value="19976" calcext:value-type="float">
            <text:p>19976</text:p>
          </table:table-cell>
          <table:table-cell office:value-type="float" office:value="7607642" calcext:value-type="float">
            <text:p>7607642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office:value-type="float" office:value="31.70666" calcext:value-type="float">
            <text:p>31.70666</text:p>
          </table:table-cell>
          <table:table-cell office:value-type="float" office:value="31.7" calcext:value-type="float">
            <text:p>31.7</text:p>
          </table:table-cell>
          <table:table-cell office:value-type="float" office:value="19836" calcext:value-type="float">
            <text:p>19836</text:p>
          </table:table-cell>
          <table:table-cell office:value-type="float" office:value="7551013" calcext:value-type="float">
            <text:p>7551013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office:value-type="float" office:value="31.80666" calcext:value-type="float">
            <text:p>31.80666</text:p>
          </table:table-cell>
          <table:table-cell office:value-type="float" office:value="31.8" calcext:value-type="float">
            <text:p>31.8</text:p>
          </table:table-cell>
          <table:table-cell office:value-type="float" office:value="19908" calcext:value-type="float">
            <text:p>19908</text:p>
          </table:table-cell>
          <table:table-cell office:value-type="float" office:value="8808323" calcext:value-type="float">
            <text:p>8808323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1.94" calcext:value-type="float">
            <text:p>31.94</text:p>
          </table:table-cell>
          <table:table-cell office:value-type="float" office:value="19868" calcext:value-type="float">
            <text:p>19868</text:p>
          </table:table-cell>
          <table:table-cell office:value-type="float" office:value="2793060" calcext:value-type="float">
            <text:p>279306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32.31333" calcext:value-type="float">
            <text:p>32.31333</text:p>
          </table:table-cell>
          <table:table-cell office:value-type="float" office:value="32.3" calcext:value-type="float">
            <text:p>32.3</text:p>
          </table:table-cell>
          <table:table-cell office:value-type="float" office:value="19928" calcext:value-type="float">
            <text:p>19928</text:p>
          </table:table-cell>
          <table:table-cell office:value-type="float" office:value="4281730" calcext:value-type="float">
            <text:p>428173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office:value-type="float" office:value="32.92333" calcext:value-type="float">
            <text:p>32.92333</text:p>
          </table:table-cell>
          <table:table-cell office:value-type="float" office:value="32.9" calcext:value-type="float">
            <text:p>32.9</text:p>
          </table:table-cell>
          <table:table-cell office:value-type="float" office:value="19924" calcext:value-type="float">
            <text:p>19924</text:p>
          </table:table-cell>
          <table:table-cell office:value-type="float" office:value="2076708" calcext:value-type="float">
            <text:p>2076708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office:value-type="float" office:value="35.3" calcext:value-type="float">
            <text:p>35.3</text:p>
          </table:table-cell>
          <table:table-cell office:value-type="float" office:value="35.28" calcext:value-type="float">
            <text:p>35.28</text:p>
          </table:table-cell>
          <table:table-cell office:value-type="float" office:value="29888" calcext:value-type="float">
            <text:p>29888</text:p>
          </table:table-cell>
          <table:table-cell office:value-type="float" office:value="761929" calcext:value-type="float">
            <text:p>761929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office:value-type="float" office:value="35.53666" calcext:value-type="float">
            <text:p>35.53666</text:p>
          </table:table-cell>
          <table:table-cell office:value-type="float" office:value="35.54" calcext:value-type="float">
            <text:p>35.54</text:p>
          </table:table-cell>
          <table:table-cell office:value-type="float" office:value="29960" calcext:value-type="float">
            <text:p>29960</text:p>
          </table:table-cell>
          <table:table-cell office:value-type="float" office:value="743930" calcext:value-type="float">
            <text:p>74393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office:value-type="float" office:value="36.80666" calcext:value-type="float">
            <text:p>36.80666</text:p>
          </table:table-cell>
          <table:table-cell office:value-type="float" office:value="36.79" calcext:value-type="float">
            <text:p>36.79</text:p>
          </table:table-cell>
          <table:table-cell office:value-type="float" office:value="26252" calcext:value-type="float">
            <text:p>26252</text:p>
          </table:table-cell>
          <table:table-cell office:value-type="float" office:value="578686" calcext:value-type="float">
            <text:p>578686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37.06333" calcext:value-type="float">
            <text:p>37.06333</text:p>
          </table:table-cell>
          <table:table-cell office:value-type="float" office:value="37.05" calcext:value-type="float">
            <text:p>37.05</text:p>
          </table:table-cell>
          <table:table-cell office:value-type="float" office:value="26252" calcext:value-type="float">
            <text:p>26252</text:p>
          </table:table-cell>
          <table:table-cell office:value-type="float" office:value="603912" calcext:value-type="float">
            <text:p>603912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office:value-type="float" office:value="37.67333" calcext:value-type="float">
            <text:p>37.67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324" calcext:value-type="float">
            <text:p>26324</text:p>
          </table:table-cell>
          <table:table-cell office:value-type="float" office:value="551611" calcext:value-type="float">
            <text:p>551611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38.2" calcext:value-type="float">
            <text:p>38.2</text:p>
          </table:table-cell>
          <table:table-cell office:value-type="float" office:value="38.18" calcext:value-type="float">
            <text:p>38.18</text:p>
          </table:table-cell>
          <table:table-cell office:value-type="float" office:value="29952" calcext:value-type="float">
            <text:p>29952</text:p>
          </table:table-cell>
          <table:table-cell office:value-type="float" office:value="786432" calcext:value-type="float">
            <text:p>786432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6" calcext:value-type="float">
            <text:p>39.26</text:p>
          </table:table-cell>
          <table:table-cell office:value-type="float" office:value="29936" calcext:value-type="float">
            <text:p>29936</text:p>
          </table:table-cell>
          <table:table-cell office:value-type="float" office:value="768331" calcext:value-type="float">
            <text:p>768331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office:value-type="float" office:value="40.11333" calcext:value-type="float">
            <text:p>40.11333</text:p>
          </table:table-cell>
          <table:table-cell office:value-type="float" office:value="40.1" calcext:value-type="float">
            <text:p>40.1</text:p>
          </table:table-cell>
          <table:table-cell office:value-type="float" office:value="29936" calcext:value-type="float">
            <text:p>29936</text:p>
          </table:table-cell>
          <table:table-cell office:value-type="float" office:value="758556" calcext:value-type="float">
            <text:p>758556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number-columns-repeated="2" office:value-type="float" office:value="42.37" calcext:value-type="float">
            <text:p>42.37</text:p>
          </table:table-cell>
          <table:table-cell office:value-type="float" office:value="26324" calcext:value-type="float">
            <text:p>26324</text:p>
          </table:table-cell>
          <table:table-cell office:value-type="float" office:value="584226" calcext:value-type="float">
            <text:p>584226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office:value-type="float" office:value="43.96666" calcext:value-type="float">
            <text:p>43.96666</text:p>
          </table:table-cell>
          <table:table-cell office:value-type="float" office:value="43.95" calcext:value-type="float">
            <text:p>43.95</text:p>
          </table:table-cell>
          <table:table-cell office:value-type="float" office:value="33664" calcext:value-type="float">
            <text:p>33664</text:p>
          </table:table-cell>
          <table:table-cell office:value-type="float" office:value="820703" calcext:value-type="float">
            <text:p>820703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44.13999" calcext:value-type="float">
            <text:p>44.13999</text:p>
          </table:table-cell>
          <table:table-cell office:value-type="float" office:value="44.13" calcext:value-type="float">
            <text:p>44.13</text:p>
          </table:table-cell>
          <table:table-cell office:value-type="float" office:value="33540" calcext:value-type="float">
            <text:p>33540</text:p>
          </table:table-cell>
          <table:table-cell office:value-type="float" office:value="825916" calcext:value-type="float">
            <text:p>825916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office:value-type="float" office:value="49.57999" calcext:value-type="float">
            <text:p>49.57999</text:p>
          </table:table-cell>
          <table:table-cell office:value-type="float" office:value="49.56" calcext:value-type="float">
            <text:p>49.56</text:p>
          </table:table-cell>
          <table:table-cell office:value-type="float" office:value="29784" calcext:value-type="float">
            <text:p>29784</text:p>
          </table:table-cell>
          <table:table-cell office:value-type="float" office:value="654626" calcext:value-type="float">
            <text:p>654626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office:value-type="float" office:value="50.40666" calcext:value-type="float">
            <text:p>50.40666</text:p>
          </table:table-cell>
          <table:table-cell office:value-type="float" office:value="50.39" calcext:value-type="float">
            <text:p>50.39</text:p>
          </table:table-cell>
          <table:table-cell office:value-type="float" office:value="33608" calcext:value-type="float">
            <text:p>33608</text:p>
          </table:table-cell>
          <table:table-cell office:value-type="float" office:value="892928" calcext:value-type="float">
            <text:p>892928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51.56999" calcext:value-type="float">
            <text:p>51.56999</text:p>
          </table:table-cell>
          <table:table-cell office:value-type="float" office:value="51.55" calcext:value-type="float">
            <text:p>51.55</text:p>
          </table:table-cell>
          <table:table-cell office:value-type="float" office:value="33596" calcext:value-type="float">
            <text:p>33596</text:p>
          </table:table-cell>
          <table:table-cell office:value-type="float" office:value="824526" calcext:value-type="float">
            <text:p>824526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office:value-type="float" office:value="52.82333" calcext:value-type="float">
            <text:p>52.82333</text:p>
          </table:table-cell>
          <table:table-cell office:value-type="float" office:value="52.8" calcext:value-type="float">
            <text:p>52.8</text:p>
          </table:table-cell>
          <table:table-cell office:value-type="float" office:value="37676" calcext:value-type="float">
            <text:p>37676</text:p>
          </table:table-cell>
          <table:table-cell office:value-type="float" office:value="937227" calcext:value-type="float">
            <text:p>937227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office:value-type="float" office:value="63.81666" calcext:value-type="float">
            <text:p>63.81666</text:p>
          </table:table-cell>
          <table:table-cell office:value-type="float" office:value="63.79" calcext:value-type="float">
            <text:p>63.79</text:p>
          </table:table-cell>
          <table:table-cell office:value-type="float" office:value="33240" calcext:value-type="float">
            <text:p>33240</text:p>
          </table:table-cell>
          <table:table-cell office:value-type="float" office:value="733153" calcext:value-type="float">
            <text:p>733153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64.98333" calcext:value-type="float">
            <text:p>64.98333</text:p>
          </table:table-cell>
          <table:table-cell office:value-type="float" office:value="64.98" calcext:value-type="float">
            <text:p>64.98</text:p>
          </table:table-cell>
          <table:table-cell office:value-type="float" office:value="33296" calcext:value-type="float">
            <text:p>33296</text:p>
          </table:table-cell>
          <table:table-cell office:value-type="float" office:value="757559" calcext:value-type="float">
            <text:p>757559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7" calcext:value-type="float">
            <text:p>70.77</text:p>
          </table:table-cell>
          <table:table-cell office:value-type="float" office:value="37348" calcext:value-type="float">
            <text:p>37348</text:p>
          </table:table-cell>
          <table:table-cell office:value-type="float" office:value="824884" calcext:value-type="float">
            <text:p>824884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72.05666" calcext:value-type="float">
            <text:p>72.05666</text:p>
          </table:table-cell>
          <table:table-cell office:value-type="float" office:value="72" calcext:value-type="float">
            <text:p>72</text:p>
          </table:table-cell>
          <table:table-cell office:value-type="float" office:value="33260" calcext:value-type="float">
            <text:p>33260</text:p>
          </table:table-cell>
          <table:table-cell office:value-type="float" office:value="777593" calcext:value-type="float">
            <text:p>777593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office:value-type="float" office:value="73.57999" calcext:value-type="float">
            <text:p>73.57999</text:p>
          </table:table-cell>
          <table:table-cell office:value-type="float" office:value="73.53" calcext:value-type="float">
            <text:p>73.53</text:p>
          </table:table-cell>
          <table:table-cell office:value-type="float" office:value="33288" calcext:value-type="float">
            <text:p>33288</text:p>
          </table:table-cell>
          <table:table-cell office:value-type="float" office:value="796717" calcext:value-type="float">
            <text:p>796717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office:value-type="float" office:value="74.12999" calcext:value-type="float">
            <text:p>74.12999</text:p>
          </table:table-cell>
          <table:table-cell office:value-type="float" office:value="74.11" calcext:value-type="float">
            <text:p>74.11</text:p>
          </table:table-cell>
          <table:table-cell office:value-type="float" office:value="33336" calcext:value-type="float">
            <text:p>33336</text:p>
          </table:table-cell>
          <table:table-cell office:value-type="float" office:value="717507" calcext:value-type="float">
            <text:p>717507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office:value-type="float" office:value="80.07999" calcext:value-type="float">
            <text:p>80.07999</text:p>
          </table:table-cell>
          <table:table-cell office:value-type="float" office:value="80.05" calcext:value-type="float">
            <text:p>80.05</text:p>
          </table:table-cell>
          <table:table-cell office:value-type="float" office:value="37396" calcext:value-type="float">
            <text:p>37396</text:p>
          </table:table-cell>
          <table:table-cell office:value-type="float" office:value="900491" calcext:value-type="float">
            <text:p>900491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office:value-type="float" office:value="80.22999" calcext:value-type="float">
            <text:p>80.22999</text:p>
          </table:table-cell>
          <table:table-cell office:value-type="float" office:value="80.19" calcext:value-type="float">
            <text:p>80.19</text:p>
          </table:table-cell>
          <table:table-cell office:value-type="float" office:value="37412" calcext:value-type="float">
            <text:p>37412</text:p>
          </table:table-cell>
          <table:table-cell office:value-type="float" office:value="903204" calcext:value-type="float">
            <text:p>903204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91.14332" calcext:value-type="float">
            <text:p>91.14332</text:p>
          </table:table-cell>
          <table:table-cell office:value-type="float" office:value="91.12" calcext:value-type="float">
            <text:p>91.12</text:p>
          </table:table-cell>
          <table:table-cell office:value-type="float" office:value="37676" calcext:value-type="float">
            <text:p>37676</text:p>
          </table:table-cell>
          <table:table-cell office:value-type="float" office:value="7603516" calcext:value-type="float">
            <text:p>7603516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91.32999" calcext:value-type="float">
            <text:p>91.32999</text:p>
          </table:table-cell>
          <table:table-cell office:value-type="float" office:value="91.28" calcext:value-type="float">
            <text:p>91.28</text:p>
          </table:table-cell>
          <table:table-cell office:value-type="float" office:value="37844" calcext:value-type="float">
            <text:p>37844</text:p>
          </table:table-cell>
          <table:table-cell office:value-type="float" office:value="8765570" calcext:value-type="float">
            <text:p>876557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93.87332" calcext:value-type="float">
            <text:p>93.87332</text:p>
          </table:table-cell>
          <table:table-cell office:value-type="float" office:value="93.81" calcext:value-type="float">
            <text:p>93.81</text:p>
          </table:table-cell>
          <table:table-cell office:value-type="float" office:value="37460" calcext:value-type="float">
            <text:p>37460</text:p>
          </table:table-cell>
          <table:table-cell office:value-type="float" office:value="850505" calcext:value-type="float">
            <text:p>850505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office:value-type="float" office:value="96.39666" calcext:value-type="float">
            <text:p>96.39666</text:p>
          </table:table-cell>
          <table:table-cell office:value-type="float" office:value="96.34" calcext:value-type="float">
            <text:p>96.34</text:p>
          </table:table-cell>
          <table:table-cell office:value-type="float" office:value="42124" calcext:value-type="float">
            <text:p>42124</text:p>
          </table:table-cell>
          <table:table-cell office:value-type="float" office:value="967963" calcext:value-type="float">
            <text:p>967963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101.23999" calcext:value-type="float">
            <text:p>101.23999</text:p>
          </table:table-cell>
          <table:table-cell office:value-type="float" office:value="101.2" calcext:value-type="float">
            <text:p>101.2</text:p>
          </table:table-cell>
          <table:table-cell office:value-type="float" office:value="42236" calcext:value-type="float">
            <text:p>42236</text:p>
          </table:table-cell>
          <table:table-cell office:value-type="float" office:value="949125" calcext:value-type="float">
            <text:p>949125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office:value-type="float" office:value="103.24999" calcext:value-type="float">
            <text:p>103.24999</text:p>
          </table:table-cell>
          <table:table-cell office:value-type="float" office:value="103.21" calcext:value-type="float">
            <text:p>103.21</text:p>
          </table:table-cell>
          <table:table-cell office:value-type="float" office:value="42148" calcext:value-type="float">
            <text:p>42148</text:p>
          </table:table-cell>
          <table:table-cell office:value-type="float" office:value="939888" calcext:value-type="float">
            <text:p>939888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106.00666" calcext:value-type="float">
            <text:p>106.00666</text:p>
          </table:table-cell>
          <table:table-cell office:value-type="float" office:value="105.97" calcext:value-type="float">
            <text:p>105.97</text:p>
          </table:table-cell>
          <table:table-cell office:value-type="float" office:value="37752" calcext:value-type="float">
            <text:p>37752</text:p>
          </table:table-cell>
          <table:table-cell office:value-type="float" office:value="7109683" calcext:value-type="float">
            <text:p>7109683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office:value-type="float" office:value="109.82666" calcext:value-type="float">
            <text:p>109.82666</text:p>
          </table:table-cell>
          <table:table-cell office:value-type="float" office:value="109.75" calcext:value-type="float">
            <text:p>109.75</text:p>
          </table:table-cell>
          <table:table-cell office:value-type="float" office:value="37756" calcext:value-type="float">
            <text:p>37756</text:p>
          </table:table-cell>
          <table:table-cell office:value-type="float" office:value="6199607" calcext:value-type="float">
            <text:p>6199607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office:value-type="float" office:value="110.17999" calcext:value-type="float">
            <text:p>110.17999</text:p>
          </table:table-cell>
          <table:table-cell office:value-type="float" office:value="110.13" calcext:value-type="float">
            <text:p>110.13</text:p>
          </table:table-cell>
          <table:table-cell office:value-type="float" office:value="37760" calcext:value-type="float">
            <text:p>37760</text:p>
          </table:table-cell>
          <table:table-cell office:value-type="float" office:value="3961826" calcext:value-type="float">
            <text:p>3961826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110.25999" calcext:value-type="float">
            <text:p>110.25999</text:p>
          </table:table-cell>
          <table:table-cell office:value-type="float" office:value="110.2" calcext:value-type="float">
            <text:p>110.2</text:p>
          </table:table-cell>
          <table:table-cell office:value-type="float" office:value="37784" calcext:value-type="float">
            <text:p>37784</text:p>
          </table:table-cell>
          <table:table-cell office:value-type="float" office:value="9587396" calcext:value-type="float">
            <text:p>9587396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110.89999" calcext:value-type="float">
            <text:p>110.89999</text:p>
          </table:table-cell>
          <table:table-cell office:value-type="float" office:value="110.85" calcext:value-type="float">
            <text:p>110.85</text:p>
          </table:table-cell>
          <table:table-cell office:value-type="float" office:value="37780" calcext:value-type="float">
            <text:p>37780</text:p>
          </table:table-cell>
          <table:table-cell office:value-type="float" office:value="6303058" calcext:value-type="float">
            <text:p>6303058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111.20332" calcext:value-type="float">
            <text:p>111.20332</text:p>
          </table:table-cell>
          <table:table-cell office:value-type="float" office:value="111.19" calcext:value-type="float">
            <text:p>111.19</text:p>
          </table:table-cell>
          <table:table-cell office:value-type="float" office:value="37840" calcext:value-type="float">
            <text:p>37840</text:p>
          </table:table-cell>
          <table:table-cell office:value-type="float" office:value="5131747" calcext:value-type="float">
            <text:p>5131747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111.53999" calcext:value-type="float">
            <text:p>111.53999</text:p>
          </table:table-cell>
          <table:table-cell office:value-type="float" office:value="111.48" calcext:value-type="float">
            <text:p>111.48</text:p>
          </table:table-cell>
          <table:table-cell office:value-type="float" office:value="37680" calcext:value-type="float">
            <text:p>37680</text:p>
          </table:table-cell>
          <table:table-cell office:value-type="float" office:value="8310676" calcext:value-type="float">
            <text:p>8310676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office:value-type="float" office:value="111.79999" calcext:value-type="float">
            <text:p>111.79999</text:p>
          </table:table-cell>
          <table:table-cell office:value-type="float" office:value="111.76" calcext:value-type="float">
            <text:p>111.76</text:p>
          </table:table-cell>
          <table:table-cell office:value-type="float" office:value="37732" calcext:value-type="float">
            <text:p>37732</text:p>
          </table:table-cell>
          <table:table-cell office:value-type="float" office:value="2835933" calcext:value-type="float">
            <text:p>2835933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112.71666" calcext:value-type="float">
            <text:p>112.71666</text:p>
          </table:table-cell>
          <table:table-cell office:value-type="float" office:value="112.68" calcext:value-type="float">
            <text:p>112.68</text:p>
          </table:table-cell>
          <table:table-cell office:value-type="float" office:value="37832" calcext:value-type="float">
            <text:p>37832</text:p>
          </table:table-cell>
          <table:table-cell office:value-type="float" office:value="7275170" calcext:value-type="float">
            <text:p>727517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112.78999" calcext:value-type="float">
            <text:p>112.78999</text:p>
          </table:table-cell>
          <table:table-cell office:value-type="float" office:value="112.74" calcext:value-type="float">
            <text:p>112.74</text:p>
          </table:table-cell>
          <table:table-cell office:value-type="float" office:value="37688" calcext:value-type="float">
            <text:p>37688</text:p>
          </table:table-cell>
          <table:table-cell office:value-type="float" office:value="7572543" calcext:value-type="float">
            <text:p>7572543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office:value-type="float" office:value="113.28332" calcext:value-type="float">
            <text:p>113.28332</text:p>
          </table:table-cell>
          <table:table-cell office:value-type="float" office:value="113.22" calcext:value-type="float">
            <text:p>113.22</text:p>
          </table:table-cell>
          <table:table-cell office:value-type="float" office:value="37744" calcext:value-type="float">
            <text:p>37744</text:p>
          </table:table-cell>
          <table:table-cell office:value-type="float" office:value="8489780" calcext:value-type="float">
            <text:p>848978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113.33332" calcext:value-type="float">
            <text:p>113.33332</text:p>
          </table:table-cell>
          <table:table-cell office:value-type="float" office:value="113.27" calcext:value-type="float">
            <text:p>113.27</text:p>
          </table:table-cell>
          <table:table-cell office:value-type="float" office:value="37676" calcext:value-type="float">
            <text:p>37676</text:p>
          </table:table-cell>
          <table:table-cell office:value-type="float" office:value="9648625" calcext:value-type="float">
            <text:p>9648625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office:value-type="float" office:value="114.62332" calcext:value-type="float">
            <text:p>114.62332</text:p>
          </table:table-cell>
          <table:table-cell office:value-type="float" office:value="114.56" calcext:value-type="float">
            <text:p>114.56</text:p>
          </table:table-cell>
          <table:table-cell office:value-type="float" office:value="37772" calcext:value-type="float">
            <text:p>37772</text:p>
          </table:table-cell>
          <table:table-cell office:value-type="float" office:value="2098824" calcext:value-type="float">
            <text:p>2098824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114.88666" calcext:value-type="float">
            <text:p>114.88666</text:p>
          </table:table-cell>
          <table:table-cell office:value-type="float" office:value="114.83" calcext:value-type="float">
            <text:p>114.83</text:p>
          </table:table-cell>
          <table:table-cell office:value-type="float" office:value="37760" calcext:value-type="float">
            <text:p>37760</text:p>
          </table:table-cell>
          <table:table-cell office:value-type="float" office:value="2951733" calcext:value-type="float">
            <text:p>2951733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115.41666" calcext:value-type="float">
            <text:p>115.41666</text:p>
          </table:table-cell>
          <table:table-cell office:value-type="float" office:value="115.36" calcext:value-type="float">
            <text:p>115.36</text:p>
          </table:table-cell>
          <table:table-cell office:value-type="float" office:value="37828" calcext:value-type="float">
            <text:p>37828</text:p>
          </table:table-cell>
          <table:table-cell office:value-type="float" office:value="5869589" calcext:value-type="float">
            <text:p>5869589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office:value-type="float" office:value="115.59999" calcext:value-type="float">
            <text:p>115.59999</text:p>
          </table:table-cell>
          <table:table-cell office:value-type="float" office:value="115.54" calcext:value-type="float">
            <text:p>115.54</text:p>
          </table:table-cell>
          <table:table-cell office:value-type="float" office:value="37764" calcext:value-type="float">
            <text:p>37764</text:p>
          </table:table-cell>
          <table:table-cell office:value-type="float" office:value="2496518" calcext:value-type="float">
            <text:p>2496518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116.32999" calcext:value-type="float">
            <text:p>116.32999</text:p>
          </table:table-cell>
          <table:table-cell office:value-type="float" office:value="116.27" calcext:value-type="float">
            <text:p>116.27</text:p>
          </table:table-cell>
          <table:table-cell office:value-type="float" office:value="37760" calcext:value-type="float">
            <text:p>37760</text:p>
          </table:table-cell>
          <table:table-cell office:value-type="float" office:value="8842706" calcext:value-type="float">
            <text:p>8842706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office:value-type="float" office:value="119.60999" calcext:value-type="float">
            <text:p>119.60999</text:p>
          </table:table-cell>
          <table:table-cell office:value-type="float" office:value="119.54" calcext:value-type="float">
            <text:p>119.54</text:p>
          </table:table-cell>
          <table:table-cell office:value-type="float" office:value="37840" calcext:value-type="float">
            <text:p>37840</text:p>
          </table:table-cell>
          <table:table-cell office:value-type="float" office:value="9959124" calcext:value-type="float">
            <text:p>9959124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167.04998" calcext:value-type="float">
            <text:p>167.04998</text:p>
          </table:table-cell>
          <table:table-cell office:value-type="float" office:value="166.95" calcext:value-type="float">
            <text:p>166.95</text:p>
          </table:table-cell>
          <table:table-cell office:value-type="float" office:value="46320" calcext:value-type="float">
            <text:p>46320</text:p>
          </table:table-cell>
          <table:table-cell office:value-type="float" office:value="9967495" calcext:value-type="float">
            <text:p>9967495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office:value-type="float" office:value="167.36998" calcext:value-type="float">
            <text:p>167.36998</text:p>
          </table:table-cell>
          <table:table-cell office:value-type="float" office:value="167.3" calcext:value-type="float">
            <text:p>167.3</text:p>
          </table:table-cell>
          <table:table-cell office:value-type="float" office:value="46320" calcext:value-type="float">
            <text:p>46320</text:p>
          </table:table-cell>
          <table:table-cell office:value-type="float" office:value="7180898" calcext:value-type="float">
            <text:p>7180898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177.31331" calcext:value-type="float">
            <text:p>177.31331</text:p>
          </table:table-cell>
          <table:table-cell office:value-type="float" office:value="177.21" calcext:value-type="float">
            <text:p>177.21</text:p>
          </table:table-cell>
          <table:table-cell office:value-type="float" office:value="46324" calcext:value-type="float">
            <text:p>46324</text:p>
          </table:table-cell>
          <table:table-cell office:value-type="float" office:value="6498696" calcext:value-type="float">
            <text:p>6498696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193.26998" calcext:value-type="float">
            <text:p>193.26998</text:p>
          </table:table-cell>
          <table:table-cell office:value-type="float" office:value="193.24" calcext:value-type="float">
            <text:p>193.24</text:p>
          </table:table-cell>
          <table:table-cell office:value-type="float" office:value="46260" calcext:value-type="float">
            <text:p>46260</text:p>
          </table:table-cell>
          <table:table-cell office:value-type="float" office:value="4318601" calcext:value-type="float">
            <text:p>4318601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office:value-type="float" office:value="194.12665" calcext:value-type="float">
            <text:p>194.12665</text:p>
          </table:table-cell>
          <table:table-cell office:value-type="float" office:value="194.07" calcext:value-type="float">
            <text:p>194.07</text:p>
          </table:table-cell>
          <table:table-cell office:value-type="float" office:value="46288" calcext:value-type="float">
            <text:p>46288</text:p>
          </table:table-cell>
          <table:table-cell office:value-type="float" office:value="2181163" calcext:value-type="float">
            <text:p>2181163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195.87331" calcext:value-type="float">
            <text:p>195.87331</text:p>
          </table:table-cell>
          <table:table-cell office:value-type="float" office:value="195.74" calcext:value-type="float">
            <text:p>195.74</text:p>
          </table:table-cell>
          <table:table-cell office:value-type="float" office:value="46376" calcext:value-type="float">
            <text:p>46376</text:p>
          </table:table-cell>
          <table:table-cell office:value-type="float" office:value="8441289" calcext:value-type="float">
            <text:p>8441289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office:value-type="float" office:value="196.22665" calcext:value-type="float">
            <text:p>196.22665</text:p>
          </table:table-cell>
          <table:table-cell office:value-type="float" office:value="196.11" calcext:value-type="float">
            <text:p>196.11</text:p>
          </table:table-cell>
          <table:table-cell office:value-type="float" office:value="46320" calcext:value-type="float">
            <text:p>46320</text:p>
          </table:table-cell>
          <table:table-cell office:value-type="float" office:value="7468852" calcext:value-type="float">
            <text:p>7468852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196.52665" calcext:value-type="float">
            <text:p>196.52665</text:p>
          </table:table-cell>
          <table:table-cell office:value-type="float" office:value="196.47" calcext:value-type="float">
            <text:p>196.47</text:p>
          </table:table-cell>
          <table:table-cell office:value-type="float" office:value="46348" calcext:value-type="float">
            <text:p>46348</text:p>
          </table:table-cell>
          <table:table-cell office:value-type="float" office:value="4928737" calcext:value-type="float">
            <text:p>4928737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office:value-type="float" office:value="197.27331" calcext:value-type="float">
            <text:p>197.27331</text:p>
          </table:table-cell>
          <table:table-cell office:value-type="float" office:value="197.15" calcext:value-type="float">
            <text:p>197.15</text:p>
          </table:table-cell>
          <table:table-cell office:value-type="float" office:value="46324" calcext:value-type="float">
            <text:p>46324</text:p>
          </table:table-cell>
          <table:table-cell office:value-type="float" office:value="8303838" calcext:value-type="float">
            <text:p>8303838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197.48998" calcext:value-type="float">
            <text:p>197.48998</text:p>
          </table:table-cell>
          <table:table-cell office:value-type="float" office:value="197.4" calcext:value-type="float">
            <text:p>197.4</text:p>
          </table:table-cell>
          <table:table-cell office:value-type="float" office:value="46348" calcext:value-type="float">
            <text:p>46348</text:p>
          </table:table-cell>
          <table:table-cell office:value-type="float" office:value="6478822" calcext:value-type="float">
            <text:p>6478822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197.55665" calcext:value-type="float">
            <text:p>197.55665</text:p>
          </table:table-cell>
          <table:table-cell office:value-type="float" office:value="197.42" calcext:value-type="float">
            <text:p>197.42</text:p>
          </table:table-cell>
          <table:table-cell office:value-type="float" office:value="46272" calcext:value-type="float">
            <text:p>46272</text:p>
          </table:table-cell>
          <table:table-cell office:value-type="float" office:value="4192715" calcext:value-type="float">
            <text:p>4192715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197.71665" calcext:value-type="float">
            <text:p>197.71665</text:p>
          </table:table-cell>
          <table:table-cell office:value-type="float" office:value="197.58" calcext:value-type="float">
            <text:p>197.58</text:p>
          </table:table-cell>
          <table:table-cell office:value-type="float" office:value="46324" calcext:value-type="float">
            <text:p>46324</text:p>
          </table:table-cell>
          <table:table-cell office:value-type="float" office:value="8372850" calcext:value-type="float">
            <text:p>837285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198.11665" calcext:value-type="float">
            <text:p>198.11665</text:p>
          </table:table-cell>
          <table:table-cell office:value-type="float" office:value="197.99" calcext:value-type="float">
            <text:p>197.99</text:p>
          </table:table-cell>
          <table:table-cell office:value-type="float" office:value="46364" calcext:value-type="float">
            <text:p>46364</text:p>
          </table:table-cell>
          <table:table-cell office:value-type="float" office:value="9839743" calcext:value-type="float">
            <text:p>9839743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198.45998" calcext:value-type="float">
            <text:p>198.45998</text:p>
          </table:table-cell>
          <table:table-cell office:value-type="float" office:value="198.34" calcext:value-type="float">
            <text:p>198.34</text:p>
          </table:table-cell>
          <table:table-cell office:value-type="float" office:value="46436" calcext:value-type="float">
            <text:p>46436</text:p>
          </table:table-cell>
          <table:table-cell office:value-type="float" office:value="6879634" calcext:value-type="float">
            <text:p>6879634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198.91331" calcext:value-type="float">
            <text:p>198.91331</text:p>
          </table:table-cell>
          <table:table-cell office:value-type="float" office:value="198.82" calcext:value-type="float">
            <text:p>198.82</text:p>
          </table:table-cell>
          <table:table-cell office:value-type="float" office:value="46280" calcext:value-type="float">
            <text:p>46280</text:p>
          </table:table-cell>
          <table:table-cell office:value-type="float" office:value="2087966" calcext:value-type="float">
            <text:p>2087966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199.27331" calcext:value-type="float">
            <text:p>199.27331</text:p>
          </table:table-cell>
          <table:table-cell office:value-type="float" office:value="199.2" calcext:value-type="float">
            <text:p>199.2</text:p>
          </table:table-cell>
          <table:table-cell office:value-type="float" office:value="46348" calcext:value-type="float">
            <text:p>46348</text:p>
          </table:table-cell>
          <table:table-cell office:value-type="float" office:value="9995847" calcext:value-type="float">
            <text:p>9995847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201.17665" calcext:value-type="float">
            <text:p>201.17665</text:p>
          </table:table-cell>
          <table:table-cell office:value-type="float" office:value="201.05" calcext:value-type="float">
            <text:p>201.05</text:p>
          </table:table-cell>
          <table:table-cell office:value-type="float" office:value="46332" calcext:value-type="float">
            <text:p>46332</text:p>
          </table:table-cell>
          <table:table-cell office:value-type="float" office:value="9211878" calcext:value-type="float">
            <text:p>9211878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203.04665" calcext:value-type="float">
            <text:p>203.04665</text:p>
          </table:table-cell>
          <table:table-cell office:value-type="float" office:value="202.92" calcext:value-type="float">
            <text:p>202.92</text:p>
          </table:table-cell>
          <table:table-cell office:value-type="float" office:value="46460" calcext:value-type="float">
            <text:p>46460</text:p>
          </table:table-cell>
          <table:table-cell office:value-type="float" office:value="9788773" calcext:value-type="float">
            <text:p>9788773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office:value-type="float" office:value="203.51998" calcext:value-type="float">
            <text:p>203.51998</text:p>
          </table:table-cell>
          <table:table-cell office:value-type="float" office:value="203.42" calcext:value-type="float">
            <text:p>203.42</text:p>
          </table:table-cell>
          <table:table-cell office:value-type="float" office:value="46376" calcext:value-type="float">
            <text:p>46376</text:p>
          </table:table-cell>
          <table:table-cell office:value-type="float" office:value="7441478" calcext:value-type="float">
            <text:p>7441478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207.11331" calcext:value-type="float">
            <text:p>207.11331</text:p>
          </table:table-cell>
          <table:table-cell office:value-type="float" office:value="206.99" calcext:value-type="float">
            <text:p>206.99</text:p>
          </table:table-cell>
          <table:table-cell office:value-type="float" office:value="46316" calcext:value-type="float">
            <text:p>46316</text:p>
          </table:table-cell>
          <table:table-cell office:value-type="float" office:value="9358501" calcext:value-type="float">
            <text:p>9358501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office:value-type="float" office:value="261.02997" calcext:value-type="float">
            <text:p>261.02997</text:p>
          </table:table-cell>
          <table:table-cell office:value-type="float" office:value="260.88" calcext:value-type="float">
            <text:p>260.88</text:p>
          </table:table-cell>
          <table:table-cell office:value-type="float" office:value="70408" calcext:value-type="float">
            <text:p>70408</text:p>
          </table:table-cell>
          <table:table-cell office:value-type="float" office:value="2173508" calcext:value-type="float">
            <text:p>2173508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347.20663" calcext:value-type="float">
            <text:p>347.20663</text:p>
          </table:table-cell>
          <table:table-cell office:value-type="float" office:value="347.01" calcext:value-type="float">
            <text:p>347.01</text:p>
          </table:table-cell>
          <table:table-cell office:value-type="float" office:value="89936" calcext:value-type="float">
            <text:p>89936</text:p>
          </table:table-cell>
          <table:table-cell office:value-type="float" office:value="3106524" calcext:value-type="float">
            <text:p>3106524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office:value-type="float" office:value="350.08997" calcext:value-type="float">
            <text:p>350.08997</text:p>
          </table:table-cell>
          <table:table-cell office:value-type="float" office:value="349.87" calcext:value-type="float">
            <text:p>349.87</text:p>
          </table:table-cell>
          <table:table-cell office:value-type="float" office:value="89796" calcext:value-type="float">
            <text:p>89796</text:p>
          </table:table-cell>
          <table:table-cell office:value-type="float" office:value="6691057" calcext:value-type="float">
            <text:p>6691057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351.7733" calcext:value-type="float">
            <text:p>351.7733</text:p>
          </table:table-cell>
          <table:table-cell office:value-type="float" office:value="351.6" calcext:value-type="float">
            <text:p>351.6</text:p>
          </table:table-cell>
          <table:table-cell office:value-type="float" office:value="89740" calcext:value-type="float">
            <text:p>89740</text:p>
          </table:table-cell>
          <table:table-cell office:value-type="float" office:value="3213987" calcext:value-type="float">
            <text:p>3213987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office:value-type="float" office:value="353.41996" calcext:value-type="float">
            <text:p>353.41996</text:p>
          </table:table-cell>
          <table:table-cell office:value-type="float" office:value="353.25" calcext:value-type="float">
            <text:p>353.25</text:p>
          </table:table-cell>
          <table:table-cell office:value-type="float" office:value="89808" calcext:value-type="float">
            <text:p>89808</text:p>
          </table:table-cell>
          <table:table-cell office:value-type="float" office:value="4498689" calcext:value-type="float">
            <text:p>4498689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354.6433" calcext:value-type="float">
            <text:p>354.6433</text:p>
          </table:table-cell>
          <table:table-cell office:value-type="float" office:value="354.41" calcext:value-type="float">
            <text:p>354.41</text:p>
          </table:table-cell>
          <table:table-cell office:value-type="float" office:value="89732" calcext:value-type="float">
            <text:p>89732</text:p>
          </table:table-cell>
          <table:table-cell office:value-type="float" office:value="7596863" calcext:value-type="float">
            <text:p>7596863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355.10663" calcext:value-type="float">
            <text:p>355.10663</text:p>
          </table:table-cell>
          <table:table-cell office:value-type="float" office:value="354.86" calcext:value-type="float">
            <text:p>354.86</text:p>
          </table:table-cell>
          <table:table-cell office:value-type="float" office:value="89780" calcext:value-type="float">
            <text:p>89780</text:p>
          </table:table-cell>
          <table:table-cell office:value-type="float" office:value="7720219" calcext:value-type="float">
            <text:p>7720219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357.10996" calcext:value-type="float">
            <text:p>357.10996</text:p>
          </table:table-cell>
          <table:table-cell office:value-type="float" office:value="356.88" calcext:value-type="float">
            <text:p>356.88</text:p>
          </table:table-cell>
          <table:table-cell office:value-type="float" office:value="89992" calcext:value-type="float">
            <text:p>89992</text:p>
          </table:table-cell>
          <table:table-cell office:value-type="float" office:value="3875628" calcext:value-type="float">
            <text:p>3875628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357.34996" calcext:value-type="float">
            <text:p>357.34996</text:p>
          </table:table-cell>
          <table:table-cell office:value-type="float" office:value="357.12" calcext:value-type="float">
            <text:p>357.12</text:p>
          </table:table-cell>
          <table:table-cell office:value-type="float" office:value="89828" calcext:value-type="float">
            <text:p>89828</text:p>
          </table:table-cell>
          <table:table-cell office:value-type="float" office:value="5852475" calcext:value-type="float">
            <text:p>5852475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357.4533" calcext:value-type="float">
            <text:p>357.4533</text:p>
          </table:table-cell>
          <table:table-cell office:value-type="float" office:value="357.21" calcext:value-type="float">
            <text:p>357.21</text:p>
          </table:table-cell>
          <table:table-cell office:value-type="float" office:value="89776" calcext:value-type="float">
            <text:p>89776</text:p>
          </table:table-cell>
          <table:table-cell office:value-type="float" office:value="8134031" calcext:value-type="float">
            <text:p>8134031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358.75996" calcext:value-type="float">
            <text:p>358.75996</text:p>
          </table:table-cell>
          <table:table-cell office:value-type="float" office:value="358.54" calcext:value-type="float">
            <text:p>358.54</text:p>
          </table:table-cell>
          <table:table-cell office:value-type="float" office:value="89772" calcext:value-type="float">
            <text:p>89772</text:p>
          </table:table-cell>
          <table:table-cell office:value-type="float" office:value="7174662" calcext:value-type="float">
            <text:p>7174662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358.82996" calcext:value-type="float">
            <text:p>358.82996</text:p>
          </table:table-cell>
          <table:table-cell office:value-type="float" office:value="358.57" calcext:value-type="float">
            <text:p>358.57</text:p>
          </table:table-cell>
          <table:table-cell office:value-type="float" office:value="89712" calcext:value-type="float">
            <text:p>89712</text:p>
          </table:table-cell>
          <table:table-cell office:value-type="float" office:value="5277511" calcext:value-type="float">
            <text:p>5277511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358.88663" calcext:value-type="float">
            <text:p>358.88663</text:p>
          </table:table-cell>
          <table:table-cell office:value-type="float" office:value="358.73" calcext:value-type="float">
            <text:p>358.73</text:p>
          </table:table-cell>
          <table:table-cell office:value-type="float" office:value="89776" calcext:value-type="float">
            <text:p>89776</text:p>
          </table:table-cell>
          <table:table-cell office:value-type="float" office:value="9022398" calcext:value-type="float">
            <text:p>9022398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359.20663" calcext:value-type="float">
            <text:p>359.20663</text:p>
          </table:table-cell>
          <table:table-cell office:value-type="float" office:value="358.97" calcext:value-type="float">
            <text:p>358.97</text:p>
          </table:table-cell>
          <table:table-cell office:value-type="float" office:value="89848" calcext:value-type="float">
            <text:p>89848</text:p>
          </table:table-cell>
          <table:table-cell office:value-type="float" office:value="9284125" calcext:value-type="float">
            <text:p>9284125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359.79996" calcext:value-type="float">
            <text:p>359.79996</text:p>
          </table:table-cell>
          <table:table-cell office:value-type="float" office:value="359.65" calcext:value-type="float">
            <text:p>359.65</text:p>
          </table:table-cell>
          <table:table-cell office:value-type="float" office:value="89796" calcext:value-type="float">
            <text:p>89796</text:p>
          </table:table-cell>
          <table:table-cell office:value-type="float" office:value="7107367" calcext:value-type="float">
            <text:p>7107367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360.64996" calcext:value-type="float">
            <text:p>360.64996</text:p>
          </table:table-cell>
          <table:table-cell office:value-type="float" office:value="360.44" calcext:value-type="float">
            <text:p>360.44</text:p>
          </table:table-cell>
          <table:table-cell office:value-type="float" office:value="89784" calcext:value-type="float">
            <text:p>89784</text:p>
          </table:table-cell>
          <table:table-cell office:value-type="float" office:value="5660415" calcext:value-type="float">
            <text:p>5660415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361.0033" calcext:value-type="float">
            <text:p>361.0033</text:p>
          </table:table-cell>
          <table:table-cell office:value-type="float" office:value="360.78" calcext:value-type="float">
            <text:p>360.78</text:p>
          </table:table-cell>
          <table:table-cell office:value-type="float" office:value="89756" calcext:value-type="float">
            <text:p>89756</text:p>
          </table:table-cell>
          <table:table-cell office:value-type="float" office:value="4453826" calcext:value-type="float">
            <text:p>4453826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361.35663" calcext:value-type="float">
            <text:p>361.35663</text:p>
          </table:table-cell>
          <table:table-cell office:value-type="float" office:value="361.15" calcext:value-type="float">
            <text:p>361.15</text:p>
          </table:table-cell>
          <table:table-cell office:value-type="float" office:value="89892" calcext:value-type="float">
            <text:p>89892</text:p>
          </table:table-cell>
          <table:table-cell office:value-type="float" office:value="8667325" calcext:value-type="float">
            <text:p>8667325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364.59996" calcext:value-type="float">
            <text:p>364.59996</text:p>
          </table:table-cell>
          <table:table-cell office:value-type="float" office:value="364.4" calcext:value-type="float">
            <text:p>364.4</text:p>
          </table:table-cell>
          <table:table-cell office:value-type="float" office:value="89772" calcext:value-type="float">
            <text:p>89772</text:p>
          </table:table-cell>
          <table:table-cell office:value-type="float" office:value="9319415" calcext:value-type="float">
            <text:p>9319415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373.2833" calcext:value-type="float">
            <text:p>373.2833</text:p>
          </table:table-cell>
          <table:table-cell office:value-type="float" office:value="373.04" calcext:value-type="float">
            <text:p>373.04</text:p>
          </table:table-cell>
          <table:table-cell office:value-type="float" office:value="89764" calcext:value-type="float">
            <text:p>89764</text:p>
          </table:table-cell>
          <table:table-cell office:value-type="float" office:value="8464445" calcext:value-type="float">
            <text:p>8464445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575.77661" calcext:value-type="float">
            <text:p>575.77661</text:p>
          </table:table-cell>
          <table:table-cell office:value-type="float" office:value="575.46" calcext:value-type="float">
            <text:p>575.46</text:p>
          </table:table-cell>
          <table:table-cell office:value-type="float" office:value="97732" calcext:value-type="float">
            <text:p>97732</text:p>
          </table:table-cell>
          <table:table-cell office:value-type="float" office:value="2294664" calcext:value-type="float">
            <text:p>2294664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694.80326" calcext:value-type="float">
            <text:p>694.80326</text:p>
          </table:table-cell>
          <table:table-cell office:value-type="float" office:value="694.48" calcext:value-type="float">
            <text:p>694.48</text:p>
          </table:table-cell>
          <table:table-cell office:value-type="float" office:value="111356" calcext:value-type="float">
            <text:p>111356</text:p>
          </table:table-cell>
          <table:table-cell office:value-type="float" office:value="3949144" calcext:value-type="float">
            <text:p>3949144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696.27326" calcext:value-type="float">
            <text:p>696.27326</text:p>
          </table:table-cell>
          <table:table-cell office:value-type="float" office:value="695.78" calcext:value-type="float">
            <text:p>695.78</text:p>
          </table:table-cell>
          <table:table-cell office:value-type="float" office:value="111432" calcext:value-type="float">
            <text:p>111432</text:p>
          </table:table-cell>
          <table:table-cell office:value-type="float" office:value="6214774" calcext:value-type="float">
            <text:p>6214774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701.3666" calcext:value-type="float">
            <text:p>701.3666</text:p>
          </table:table-cell>
          <table:table-cell office:value-type="float" office:value="700.97" calcext:value-type="float">
            <text:p>700.97</text:p>
          </table:table-cell>
          <table:table-cell office:value-type="float" office:value="111432" calcext:value-type="float">
            <text:p>111432</text:p>
          </table:table-cell>
          <table:table-cell office:value-type="float" office:value="3506949" calcext:value-type="float">
            <text:p>3506949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704.8666" calcext:value-type="float">
            <text:p>704.8666</text:p>
          </table:table-cell>
          <table:table-cell office:value-type="float" office:value="704.39" calcext:value-type="float">
            <text:p>704.39</text:p>
          </table:table-cell>
          <table:table-cell office:value-type="float" office:value="111416" calcext:value-type="float">
            <text:p>111416</text:p>
          </table:table-cell>
          <table:table-cell office:value-type="float" office:value="4187584" calcext:value-type="float">
            <text:p>4187584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706.2966" calcext:value-type="float">
            <text:p>706.2966</text:p>
          </table:table-cell>
          <table:table-cell office:value-type="float" office:value="705.87" calcext:value-type="float">
            <text:p>705.87</text:p>
          </table:table-cell>
          <table:table-cell office:value-type="float" office:value="111500" calcext:value-type="float">
            <text:p>111500</text:p>
          </table:table-cell>
          <table:table-cell office:value-type="float" office:value="4997698" calcext:value-type="float">
            <text:p>4997698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706.9066" calcext:value-type="float">
            <text:p>706.9066</text:p>
          </table:table-cell>
          <table:table-cell office:value-type="float" office:value="706.39" calcext:value-type="float">
            <text:p>706.39</text:p>
          </table:table-cell>
          <table:table-cell office:value-type="float" office:value="111424" calcext:value-type="float">
            <text:p>111424</text:p>
          </table:table-cell>
          <table:table-cell office:value-type="float" office:value="4365742" calcext:value-type="float">
            <text:p>4365742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709.37326" calcext:value-type="float">
            <text:p>709.37326</text:p>
          </table:table-cell>
          <table:table-cell office:value-type="float" office:value="708.84" calcext:value-type="float">
            <text:p>708.84</text:p>
          </table:table-cell>
          <table:table-cell office:value-type="float" office:value="111444" calcext:value-type="float">
            <text:p>111444</text:p>
          </table:table-cell>
          <table:table-cell office:value-type="float" office:value="9491944" calcext:value-type="float">
            <text:p>9491944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710.11993" calcext:value-type="float">
            <text:p>710.11993</text:p>
          </table:table-cell>
          <table:table-cell office:value-type="float" office:value="709.81" calcext:value-type="float">
            <text:p>709.81</text:p>
          </table:table-cell>
          <table:table-cell office:value-type="float" office:value="111544" calcext:value-type="float">
            <text:p>111544</text:p>
          </table:table-cell>
          <table:table-cell office:value-type="float" office:value="6793400" calcext:value-type="float">
            <text:p>679340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711.1366" calcext:value-type="float">
            <text:p>711.1366</text:p>
          </table:table-cell>
          <table:table-cell office:value-type="float" office:value="710.65" calcext:value-type="float">
            <text:p>710.65</text:p>
          </table:table-cell>
          <table:table-cell office:value-type="float" office:value="111524" calcext:value-type="float">
            <text:p>111524</text:p>
          </table:table-cell>
          <table:table-cell office:value-type="float" office:value="7888358" calcext:value-type="float">
            <text:p>7888358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712.14993" calcext:value-type="float">
            <text:p>712.14993</text:p>
          </table:table-cell>
          <table:table-cell office:value-type="float" office:value="711.63" calcext:value-type="float">
            <text:p>711.63</text:p>
          </table:table-cell>
          <table:table-cell office:value-type="float" office:value="111356" calcext:value-type="float">
            <text:p>111356</text:p>
          </table:table-cell>
          <table:table-cell office:value-type="float" office:value="6113141" calcext:value-type="float">
            <text:p>6113141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712.38993" calcext:value-type="float">
            <text:p>712.38993</text:p>
          </table:table-cell>
          <table:table-cell office:value-type="float" office:value="711.91" calcext:value-type="float">
            <text:p>711.91</text:p>
          </table:table-cell>
          <table:table-cell office:value-type="float" office:value="111372" calcext:value-type="float">
            <text:p>111372</text:p>
          </table:table-cell>
          <table:table-cell office:value-type="float" office:value="3224695" calcext:value-type="float">
            <text:p>3224695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715.18993" calcext:value-type="float">
            <text:p>715.18993</text:p>
          </table:table-cell>
          <table:table-cell office:value-type="float" office:value="714.84" calcext:value-type="float">
            <text:p>714.84</text:p>
          </table:table-cell>
          <table:table-cell office:value-type="float" office:value="111528" calcext:value-type="float">
            <text:p>111528</text:p>
          </table:table-cell>
          <table:table-cell office:value-type="float" office:value="9425832" calcext:value-type="float">
            <text:p>9425832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715.72326" calcext:value-type="float">
            <text:p>715.72326</text:p>
          </table:table-cell>
          <table:table-cell office:value-type="float" office:value="715.22" calcext:value-type="float">
            <text:p>715.22</text:p>
          </table:table-cell>
          <table:table-cell office:value-type="float" office:value="111488" calcext:value-type="float">
            <text:p>111488</text:p>
          </table:table-cell>
          <table:table-cell office:value-type="float" office:value="5494679" calcext:value-type="float">
            <text:p>5494679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717.19993" calcext:value-type="float">
            <text:p>717.19993</text:p>
          </table:table-cell>
          <table:table-cell office:value-type="float" office:value="716.71" calcext:value-type="float">
            <text:p>716.71</text:p>
          </table:table-cell>
          <table:table-cell office:value-type="float" office:value="111504" calcext:value-type="float">
            <text:p>111504</text:p>
          </table:table-cell>
          <table:table-cell office:value-type="float" office:value="7410005" calcext:value-type="float">
            <text:p>7410005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718.10993" calcext:value-type="float">
            <text:p>718.10993</text:p>
          </table:table-cell>
          <table:table-cell office:value-type="float" office:value="717.6" calcext:value-type="float">
            <text:p>717.6</text:p>
          </table:table-cell>
          <table:table-cell office:value-type="float" office:value="111448" calcext:value-type="float">
            <text:p>111448</text:p>
          </table:table-cell>
          <table:table-cell office:value-type="float" office:value="6388317" calcext:value-type="float">
            <text:p>6388317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721.22326" calcext:value-type="float">
            <text:p>721.22326</text:p>
          </table:table-cell>
          <table:table-cell office:value-type="float" office:value="720.71" calcext:value-type="float">
            <text:p>720.71</text:p>
          </table:table-cell>
          <table:table-cell office:value-type="float" office:value="111504" calcext:value-type="float">
            <text:p>111504</text:p>
          </table:table-cell>
          <table:table-cell office:value-type="float" office:value="3733621" calcext:value-type="float">
            <text:p>3733621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722.24659" calcext:value-type="float">
            <text:p>722.24659</text:p>
          </table:table-cell>
          <table:table-cell office:value-type="float" office:value="721.72" calcext:value-type="float">
            <text:p>721.72</text:p>
          </table:table-cell>
          <table:table-cell office:value-type="float" office:value="111436" calcext:value-type="float">
            <text:p>111436</text:p>
          </table:table-cell>
          <table:table-cell office:value-type="float" office:value="9007677" calcext:value-type="float">
            <text:p>9007677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723.79993" calcext:value-type="float">
            <text:p>723.79993</text:p>
          </table:table-cell>
          <table:table-cell office:value-type="float" office:value="723.29" calcext:value-type="float">
            <text:p>723.29</text:p>
          </table:table-cell>
          <table:table-cell office:value-type="float" office:value="111424" calcext:value-type="float">
            <text:p>111424</text:p>
          </table:table-cell>
          <table:table-cell office:value-type="float" office:value="8462801" calcext:value-type="float">
            <text:p>8462801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32.06993" calcext:value-type="float">
            <text:p>732.06993</text:p>
          </table:table-cell>
          <table:table-cell office:value-type="float" office:value="731.74" calcext:value-type="float">
            <text:p>731.74</text:p>
          </table:table-cell>
          <table:table-cell office:value-type="float" office:value="111436" calcext:value-type="float">
            <text:p>111436</text:p>
          </table:table-cell>
          <table:table-cell office:value-type="float" office:value="6684524" calcext:value-type="float">
            <text:p>6684524</text:p>
          </table:table-cell>
        </table:table-row>
        <table:table-row table:style-name="ro1">
          <table:table-cell/>
          <table:table-cell table:formula="of:=SUM([.B2:.B241])" office:value-type="float" office:value="12592.11191" calcext:value-type="float">
            <text:p>12592.11191</text:p>
          </table:table-cell>
          <table:table-cell table:number-columns-repeated="3"/>
          <table:table-cell table:formula="of:=SUM([.F2:.F241])" office:value-type="float" office:value="31200.1268" calcext:value-type="float">
            <text:p>31200.1268</text:p>
          </table:table-cell>
          <table:table-cell table:formula="of:=[.F242]/[.B242]" office:value-type="float" office:value="2.47775170860914" calcext:value-type="float">
            <text:p>2.477751708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24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25:30.352606542</meta:creation-date>
    <dc:date>2016-01-28T01:30:21.001916673</dc:date>
    <meta:editing-duration>PT4M50S</meta:editing-duration>
    <meta:editing-cycles>1</meta:editing-cycles>
    <meta:document-statistic meta:table-count="1" meta:cell-count="2172" meta:object-count="0"/>
    <meta:generator>LibreOffice/4.4.7.2$Linux_X86_64 LibreOffice_project/40m0$Build-2</meta:generator>
  </office:meta>
</office:document-meta>
</file>